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D" style:family="table-column">
      <style:table-column-properties style:column-width="19.4mm"/>
    </style:style>
    <style:style style:name="Table53.E" style:family="table-column">
      <style:table-column-properties style:column-width="12.12mm"/>
    </style:style>
    <style:style style:name="Table53.F" style:family="table-column">
      <style:table-column-properties style:column-width="31.3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F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style:font-size-asian="10pt" style:font-size-complex="10pt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2" style:family="paragraph" style:parent-style-name="Preformatted_20_Text">
      <style:text-properties officeooo:rsid="0022b967" officeooo:paragraph-rsid="00889025"/>
    </style:style>
    <style:style style:name="P33" style:family="paragraph" style:parent-style-name="Preformatted_20_Text">
      <style:text-properties officeooo:rsid="002496e2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50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3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4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5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6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7" style:family="paragraph" style:parent-style-name="Preformatted_20_Text">
      <style:text-properties fo:font-weight="bold" officeooo:paragraph-rsid="01d05ca9" style:font-weight-asian="bold" style:font-weight-complex="bold"/>
    </style:style>
    <style:style style:name="P58" style:family="paragraph" style:parent-style-name="Preformatted_20_Text">
      <style:text-properties officeooo:paragraph-rsid="00b50e79"/>
    </style:style>
    <style:style style:name="P59" style:family="paragraph" style:parent-style-name="Preformatted_20_Text">
      <style:text-properties officeooo:paragraph-rsid="00c04310"/>
    </style:style>
    <style:style style:name="P60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61" style:family="paragraph" style:parent-style-name="Preformatted_20_Text">
      <style:text-properties officeooo:paragraph-rsid="00cdefb2"/>
    </style:style>
    <style:style style:name="P62" style:family="paragraph" style:parent-style-name="Preformatted_20_Text">
      <style:text-properties officeooo:paragraph-rsid="00d050c0"/>
    </style:style>
    <style:style style:name="P63" style:family="paragraph" style:parent-style-name="Preformatted_20_Text">
      <style:text-properties officeooo:paragraph-rsid="00d7ff43"/>
    </style:style>
    <style:style style:name="P64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65" style:family="paragraph" style:parent-style-name="Preformatted_20_Text">
      <style:text-properties officeooo:paragraph-rsid="00dce054"/>
    </style:style>
    <style:style style:name="P66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67" style:family="paragraph" style:parent-style-name="Preformatted_20_Text">
      <style:text-properties officeooo:rsid="00104606" officeooo:paragraph-rsid="00e9ebe6"/>
    </style:style>
    <style:style style:name="P68" style:family="paragraph" style:parent-style-name="Preformatted_20_Text">
      <style:text-properties officeooo:paragraph-rsid="00e9ebe6"/>
    </style:style>
    <style:style style:name="P69" style:family="paragraph" style:parent-style-name="Preformatted_20_Text">
      <style:text-properties officeooo:rsid="0009fa69" officeooo:paragraph-rsid="00e9ebe6"/>
    </style:style>
    <style:style style:name="P70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71" style:family="paragraph" style:parent-style-name="Preformatted_20_Text">
      <style:text-properties officeooo:rsid="00ee2877" officeooo:paragraph-rsid="00ee2877"/>
    </style:style>
    <style:style style:name="P72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73" style:family="paragraph" style:parent-style-name="Preformatted_20_Text">
      <style:text-properties officeooo:rsid="00e17379" officeooo:paragraph-rsid="00fdf969"/>
    </style:style>
    <style:style style:name="P74" style:family="paragraph" style:parent-style-name="Preformatted_20_Text">
      <style:text-properties officeooo:paragraph-rsid="00fdf969"/>
    </style:style>
    <style:style style:name="P75" style:family="paragraph" style:parent-style-name="Preformatted_20_Text">
      <style:text-properties officeooo:rsid="01064434" officeooo:paragraph-rsid="01064434"/>
    </style:style>
    <style:style style:name="P76" style:family="paragraph" style:parent-style-name="Preformatted_20_Text">
      <style:text-properties officeooo:paragraph-rsid="01120ce3"/>
    </style:style>
    <style:style style:name="P77" style:family="paragraph" style:parent-style-name="Preformatted_20_Text">
      <style:text-properties officeooo:rsid="0115c6af" officeooo:paragraph-rsid="0115c6af"/>
    </style:style>
    <style:style style:name="P78" style:family="paragraph" style:parent-style-name="Preformatted_20_Text">
      <style:text-properties style:text-scale="92%"/>
    </style:style>
    <style:style style:name="P79" style:family="paragraph" style:parent-style-name="Preformatted_20_Text">
      <style:text-properties officeooo:rsid="011cfa05" officeooo:paragraph-rsid="01c5f3fa"/>
    </style:style>
    <style:style style:name="P80" style:family="paragraph" style:parent-style-name="Preformatted_20_Text">
      <style:text-properties officeooo:rsid="011d430e" officeooo:paragraph-rsid="01c5f3fa"/>
    </style:style>
    <style:style style:name="P81" style:family="paragraph" style:parent-style-name="Preformatted_20_Text">
      <style:text-properties officeooo:rsid="011ece7d" officeooo:paragraph-rsid="01c5f3fa"/>
    </style:style>
    <style:style style:name="P82" style:family="paragraph" style:parent-style-name="Preformatted_20_Text">
      <style:text-properties officeooo:rsid="01230095" officeooo:paragraph-rsid="01230095"/>
    </style:style>
    <style:style style:name="P83" style:family="paragraph" style:parent-style-name="Preformatted_20_Text">
      <style:text-properties officeooo:rsid="0124e6a9"/>
    </style:style>
    <style:style style:name="P84" style:family="paragraph" style:parent-style-name="Preformatted_20_Text">
      <style:text-properties officeooo:rsid="0124e6a9" officeooo:paragraph-rsid="0124e6a9"/>
    </style:style>
    <style:style style:name="P85" style:family="paragraph" style:parent-style-name="Preformatted_20_Text">
      <style:text-properties officeooo:paragraph-rsid="01286586"/>
    </style:style>
    <style:style style:name="P86" style:family="paragraph" style:parent-style-name="Preformatted_20_Text">
      <style:text-properties officeooo:paragraph-rsid="012b2747"/>
    </style:style>
    <style:style style:name="P87" style:family="paragraph" style:parent-style-name="Preformatted_20_Text">
      <style:text-properties officeooo:paragraph-rsid="012cf6bf"/>
    </style:style>
    <style:style style:name="P88" style:family="paragraph" style:parent-style-name="Preformatted_20_Text">
      <style:text-properties officeooo:rsid="0119c23d" officeooo:paragraph-rsid="012f0456"/>
    </style:style>
    <style:style style:name="P89" style:family="paragraph" style:parent-style-name="Preformatted_20_Text">
      <style:text-properties officeooo:rsid="011a6bc3" officeooo:paragraph-rsid="011a6bc3"/>
    </style:style>
    <style:style style:name="P90" style:family="paragraph" style:parent-style-name="Preformatted_20_Text">
      <style:text-properties officeooo:rsid="011c03e1" officeooo:paragraph-rsid="011c03e1"/>
    </style:style>
    <style:style style:name="P91" style:family="paragraph" style:parent-style-name="Preformatted_20_Text">
      <style:text-properties officeooo:rsid="01385b5d" officeooo:paragraph-rsid="01385b5d"/>
    </style:style>
    <style:style style:name="P92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93" style:family="paragraph" style:parent-style-name="Preformatted_20_Text">
      <style:text-properties officeooo:rsid="013dec3e" officeooo:paragraph-rsid="013dec3e"/>
    </style:style>
    <style:style style:name="P94" style:family="paragraph" style:parent-style-name="Preformatted_20_Text">
      <style:text-properties officeooo:paragraph-rsid="00ec8a4d"/>
    </style:style>
    <style:style style:name="P95" style:family="paragraph" style:parent-style-name="Preformatted_20_Text">
      <style:text-properties officeooo:rsid="01552f88" officeooo:paragraph-rsid="01585c4b"/>
    </style:style>
    <style:style style:name="P96" style:family="paragraph" style:parent-style-name="Preformatted_20_Text">
      <style:text-properties officeooo:rsid="015532c5" officeooo:paragraph-rsid="01585c4b"/>
    </style:style>
    <style:style style:name="P97" style:family="paragraph" style:parent-style-name="Preformatted_20_Text">
      <style:text-properties officeooo:paragraph-rsid="01585c4b"/>
    </style:style>
    <style:style style:name="P98" style:family="paragraph" style:parent-style-name="Preformatted_20_Text">
      <style:text-properties officeooo:paragraph-rsid="0135e462"/>
    </style:style>
    <style:style style:name="P99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100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101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102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103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104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105" style:family="paragraph" style:parent-style-name="Preformatted_20_Text">
      <style:text-properties officeooo:paragraph-rsid="0173a8dd"/>
    </style:style>
    <style:style style:name="P106" style:family="paragraph" style:parent-style-name="Preformatted_20_Text">
      <style:text-properties fo:font-size="6pt" style:font-size-asian="10pt" style:font-size-complex="10pt"/>
    </style:style>
    <style:style style:name="P107" style:family="paragraph" style:parent-style-name="Preformatted_20_Text">
      <style:text-properties officeooo:paragraph-rsid="017a3de5"/>
    </style:style>
    <style:style style:name="P108" style:family="paragraph" style:parent-style-name="Preformatted_20_Text">
      <style:text-properties officeooo:rsid="01807b67" officeooo:paragraph-rsid="01807b67"/>
    </style:style>
    <style:style style:name="P109" style:family="paragraph" style:parent-style-name="Preformatted_20_Text">
      <style:text-properties officeooo:rsid="0184c16d" officeooo:paragraph-rsid="0184c16d"/>
    </style:style>
    <style:style style:name="P110" style:family="paragraph" style:parent-style-name="Preformatted_20_Text">
      <style:text-properties officeooo:rsid="00255fc8" officeooo:paragraph-rsid="0186c29a"/>
    </style:style>
    <style:style style:name="P111" style:family="paragraph" style:parent-style-name="Preformatted_20_Text">
      <style:text-properties officeooo:rsid="018ed058" officeooo:paragraph-rsid="018ed058"/>
    </style:style>
    <style:style style:name="P112" style:family="paragraph" style:parent-style-name="Preformatted_20_Text">
      <style:text-properties officeooo:rsid="018fb1f2" officeooo:paragraph-rsid="018fb1f2"/>
    </style:style>
    <style:style style:name="P113" style:family="paragraph" style:parent-style-name="Preformatted_20_Text">
      <style:text-properties officeooo:rsid="018fda70" officeooo:paragraph-rsid="018fda70"/>
    </style:style>
    <style:style style:name="P114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15" style:family="paragraph" style:parent-style-name="Preformatted_20_Text">
      <style:text-properties officeooo:rsid="017f46c3" officeooo:paragraph-rsid="017f46c3"/>
    </style:style>
    <style:style style:name="P116" style:family="paragraph" style:parent-style-name="Preformatted_20_Text">
      <style:text-properties officeooo:rsid="019a634d" officeooo:paragraph-rsid="019a634d"/>
    </style:style>
    <style:style style:name="P117" style:family="paragraph" style:parent-style-name="Preformatted_20_Text">
      <style:text-properties officeooo:rsid="019c09fc" officeooo:paragraph-rsid="019c09fc"/>
    </style:style>
    <style:style style:name="P118" style:family="paragraph" style:parent-style-name="Preformatted_20_Text">
      <style:text-properties officeooo:rsid="01a14c3e" officeooo:paragraph-rsid="01a14c3e"/>
    </style:style>
    <style:style style:name="P119" style:family="paragraph" style:parent-style-name="Preformatted_20_Text">
      <style:text-properties officeooo:rsid="01966614" officeooo:paragraph-rsid="01ad8985"/>
    </style:style>
    <style:style style:name="P120" style:family="paragraph" style:parent-style-name="Preformatted_20_Text">
      <style:text-properties officeooo:rsid="01b07bfc" officeooo:paragraph-rsid="01b07bfc"/>
    </style:style>
    <style:style style:name="P121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122" style:family="paragraph" style:parent-style-name="Preformatted_20_Text">
      <style:text-properties officeooo:rsid="01b18be2" officeooo:paragraph-rsid="01b18be2"/>
    </style:style>
    <style:style style:name="P123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124" style:family="paragraph" style:parent-style-name="Preformatted_20_Text">
      <style:text-properties officeooo:rsid="01b58143" officeooo:paragraph-rsid="01b58143"/>
    </style:style>
    <style:style style:name="P125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126" style:family="paragraph" style:parent-style-name="Preformatted_20_Text">
      <style:text-properties officeooo:rsid="01b904c2" officeooo:paragraph-rsid="01b904c2"/>
    </style:style>
    <style:style style:name="P127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128" style:family="paragraph" style:parent-style-name="Preformatted_20_Text">
      <style:text-properties officeooo:rsid="01bce5df" officeooo:paragraph-rsid="01bce5df"/>
    </style:style>
    <style:style style:name="P129" style:family="paragraph" style:parent-style-name="Preformatted_20_Text">
      <style:paragraph-properties fo:text-align="center" style:justify-single-word="false"/>
      <style:text-properties officeooo:rsid="01bce5df" officeooo:paragraph-rsid="01bce5df"/>
    </style:style>
    <style:style style:name="P130" style:family="paragraph" style:parent-style-name="Preformatted_20_Text">
      <style:text-properties officeooo:rsid="01bcff5d" officeooo:paragraph-rsid="01bcff5d"/>
    </style:style>
    <style:style style:name="P131" style:family="paragraph" style:parent-style-name="Preformatted_20_Text">
      <style:paragraph-properties fo:text-align="center" style:justify-single-word="false"/>
      <style:text-properties officeooo:rsid="01bcff5d" officeooo:paragraph-rsid="01bcff5d"/>
    </style:style>
    <style:style style:name="P132" style:family="paragraph" style:parent-style-name="Preformatted_20_Text">
      <style:text-properties officeooo:rsid="01bed0a6" officeooo:paragraph-rsid="01bed0a6"/>
    </style:style>
    <style:style style:name="P133" style:family="paragraph" style:parent-style-name="Preformatted_20_Text">
      <style:paragraph-properties fo:text-align="center" style:justify-single-word="false"/>
      <style:text-properties officeooo:rsid="01bed0a6" officeooo:paragraph-rsid="01bed0a6"/>
    </style:style>
    <style:style style:name="P134" style:family="paragraph" style:parent-style-name="Preformatted_20_Text">
      <style:text-properties fo:font-weight="normal" style:font-weight-asian="normal" style:font-weight-complex="normal"/>
    </style:style>
    <style:style style:name="P135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36" style:family="paragraph" style:parent-style-name="Preformatted_20_Text">
      <style:text-properties officeooo:rsid="012172dd" officeooo:paragraph-rsid="01c5f3fa"/>
    </style:style>
    <style:style style:name="P137" style:family="paragraph" style:parent-style-name="Preformatted_20_Text">
      <style:text-properties officeooo:rsid="01ca9e5f" officeooo:paragraph-rsid="01ca9e5f"/>
    </style:style>
    <style:style style:name="P138" style:family="paragraph" style:parent-style-name="Preformatted_20_Text">
      <style:text-properties officeooo:rsid="01d05ca9" officeooo:paragraph-rsid="01d05ca9"/>
    </style:style>
    <style:style style:name="P139" style:family="paragraph" style:parent-style-name="Preformatted_20_Text">
      <style:text-properties officeooo:rsid="0145e69a" officeooo:paragraph-rsid="01d05ca9"/>
    </style:style>
    <style:style style:name="P140" style:family="paragraph" style:parent-style-name="Preformatted_20_Text">
      <style:text-properties officeooo:rsid="01549e58" officeooo:paragraph-rsid="01d05ca9"/>
    </style:style>
    <style:style style:name="P141" style:family="paragraph" style:parent-style-name="Preformatted_20_Text">
      <style:text-properties officeooo:paragraph-rsid="01d05ca9"/>
    </style:style>
    <style:style style:name="P142" style:family="paragraph" style:parent-style-name="Preformatted_20_Text">
      <style:text-properties officeooo:rsid="01c7d474" officeooo:paragraph-rsid="01d05ca9"/>
    </style:style>
    <style:style style:name="P143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44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45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46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47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48" style:family="paragraph" style:parent-style-name="Text_20_body">
      <style:text-properties officeooo:paragraph-rsid="00889025"/>
    </style:style>
    <style:style style:name="P149" style:family="paragraph" style:parent-style-name="Text_20_body">
      <style:text-properties fo:font-weight="normal" officeooo:paragraph-rsid="00c4501e" style:font-weight-asian="normal" style:font-weight-complex="normal"/>
    </style:style>
    <style:style style:name="P150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51" style:family="paragraph" style:parent-style-name="Text_20_body">
      <style:text-properties officeooo:paragraph-rsid="00c61787"/>
    </style:style>
    <style:style style:name="P152" style:family="paragraph" style:parent-style-name="Text_20_body">
      <style:text-properties officeooo:paragraph-rsid="00dce054"/>
    </style:style>
    <style:style style:name="P153" style:family="paragraph" style:parent-style-name="Text_20_body">
      <style:text-properties fo:language="en" fo:country="US" officeooo:rsid="0014d6fc" officeooo:paragraph-rsid="00fa3cda"/>
    </style:style>
    <style:style style:name="P154" style:family="paragraph" style:parent-style-name="Text_20_body">
      <style:text-properties officeooo:paragraph-rsid="00fa3cda"/>
    </style:style>
    <style:style style:name="P155" style:family="paragraph" style:parent-style-name="Text_20_body">
      <style:text-properties officeooo:paragraph-rsid="013dec3e"/>
    </style:style>
    <style:style style:name="P156" style:family="paragraph" style:parent-style-name="Text_20_body">
      <style:text-properties officeooo:rsid="014056e5" officeooo:paragraph-rsid="01585c4b"/>
    </style:style>
    <style:style style:name="P157" style:family="paragraph" style:parent-style-name="Text_20_body">
      <style:text-properties officeooo:paragraph-rsid="0171d416"/>
    </style:style>
    <style:style style:name="P158" style:family="paragraph" style:parent-style-name="Text_20_body">
      <style:text-properties officeooo:paragraph-rsid="0192b761"/>
    </style:style>
    <style:style style:name="P159" style:family="paragraph" style:parent-style-name="Text_20_body">
      <style:text-properties officeooo:paragraph-rsid="019e67a8"/>
    </style:style>
    <style:style style:name="P160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61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62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63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6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65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66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67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68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69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70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71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72" style:family="paragraph" style:parent-style-name="Standard">
      <style:text-properties officeooo:paragraph-rsid="00889025"/>
    </style:style>
    <style:style style:name="P173" style:family="paragraph" style:parent-style-name="Standard">
      <style:text-properties officeooo:paragraph-rsid="00b50e79"/>
    </style:style>
    <style:style style:name="P174" style:family="paragraph" style:parent-style-name="Standard">
      <style:text-properties officeooo:paragraph-rsid="00c0ea5a"/>
    </style:style>
    <style:style style:name="P175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76" style:family="paragraph" style:parent-style-name="Standard">
      <style:text-properties fo:font-weight="bold" style:font-weight-asian="bold" style:font-weight-complex="bold"/>
    </style:style>
    <style:style style:name="P177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78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179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180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181" style:family="paragraph" style:parent-style-name="Standard">
      <style:text-properties officeooo:paragraph-rsid="00d7ff43"/>
    </style:style>
    <style:style style:name="P182" style:family="paragraph" style:parent-style-name="Standard">
      <style:text-properties fo:font-size="10pt"/>
    </style:style>
    <style:style style:name="P183" style:family="paragraph" style:parent-style-name="Standard">
      <style:text-properties officeooo:paragraph-rsid="01120ce3"/>
    </style:style>
    <style:style style:name="P184" style:family="paragraph" style:parent-style-name="Standard">
      <style:text-properties officeooo:paragraph-rsid="0113f9bf"/>
    </style:style>
    <style:style style:name="P185" style:family="paragraph" style:parent-style-name="Standard">
      <style:paragraph-properties fo:text-align="end" style:justify-single-word="false"/>
    </style:style>
    <style:style style:name="P186" style:family="paragraph" style:parent-style-name="Standard">
      <style:paragraph-properties fo:text-align="end" style:justify-single-word="false"/>
      <style:text-properties officeooo:paragraph-rsid="01164d25"/>
    </style:style>
    <style:style style:name="P187" style:family="paragraph" style:parent-style-name="Standard">
      <style:paragraph-properties fo:text-align="end" style:justify-single-word="false"/>
      <style:text-properties officeooo:paragraph-rsid="012a3349"/>
    </style:style>
    <style:style style:name="P188" style:family="paragraph" style:parent-style-name="Standard">
      <style:paragraph-properties fo:text-align="end" style:justify-single-word="false"/>
      <style:text-properties officeooo:paragraph-rsid="012b2747"/>
    </style:style>
    <style:style style:name="P189" style:family="paragraph" style:parent-style-name="Standard">
      <style:paragraph-properties fo:text-align="end" style:justify-single-word="false"/>
      <style:text-properties officeooo:paragraph-rsid="012f0456"/>
    </style:style>
    <style:style style:name="P190" style:family="paragraph" style:parent-style-name="Standard">
      <style:paragraph-properties fo:text-align="end" style:justify-single-word="false"/>
      <style:text-properties officeooo:paragraph-rsid="012f2993"/>
    </style:style>
    <style:style style:name="P191" style:family="paragraph" style:parent-style-name="Standard">
      <style:paragraph-properties fo:text-align="end" style:justify-single-word="false"/>
      <style:text-properties officeooo:paragraph-rsid="012ff093"/>
    </style:style>
    <style:style style:name="P192" style:family="paragraph" style:parent-style-name="Standard">
      <style:paragraph-properties fo:text-align="end" style:justify-single-word="false"/>
      <style:text-properties officeooo:paragraph-rsid="01c5f3fa"/>
    </style:style>
    <style:style style:name="P193" style:family="paragraph" style:parent-style-name="Standard">
      <style:text-properties style:text-scale="98%"/>
    </style:style>
    <style:style style:name="P194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95" style:family="paragraph" style:parent-style-name="Standard">
      <style:text-properties officeooo:paragraph-rsid="012cf6bf"/>
    </style:style>
    <style:style style:name="P196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97" style:family="paragraph" style:parent-style-name="Standard">
      <style:text-properties officeooo:paragraph-rsid="01585c4b"/>
    </style:style>
    <style:style style:name="P198" style:family="paragraph" style:parent-style-name="Standard">
      <style:paragraph-properties fo:text-align="start" style:justify-single-word="false"/>
      <style:text-properties officeooo:paragraph-rsid="00b50e79"/>
    </style:style>
    <style:style style:name="P199" style:family="paragraph" style:parent-style-name="Standard">
      <style:text-properties officeooo:paragraph-rsid="017a3de5"/>
    </style:style>
    <style:style style:name="P200" style:family="paragraph" style:parent-style-name="Standard">
      <style:text-properties officeooo:rsid="017d48af" officeooo:paragraph-rsid="017d48af"/>
    </style:style>
    <style:style style:name="P201" style:family="paragraph" style:parent-style-name="Standard">
      <style:text-properties officeooo:rsid="0184c16d" officeooo:paragraph-rsid="0184c16d"/>
    </style:style>
    <style:style style:name="P202" style:family="paragraph" style:parent-style-name="Standard">
      <style:text-properties officeooo:paragraph-rsid="01892e19"/>
    </style:style>
    <style:style style:name="P203" style:family="paragraph" style:parent-style-name="Standard">
      <style:text-properties officeooo:rsid="018fda70" officeooo:paragraph-rsid="018fda70"/>
    </style:style>
    <style:style style:name="P204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05" style:family="paragraph" style:parent-style-name="Standard">
      <style:paragraph-properties fo:text-align="center" style:justify-single-word="false"/>
      <style:text-properties officeooo:paragraph-rsid="01ad8985"/>
    </style:style>
    <style:style style:name="P206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207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08" style:family="paragraph" style:parent-style-name="Standard">
      <style:text-properties officeooo:paragraph-rsid="01c204ce"/>
    </style:style>
    <style:style style:name="P209" style:family="paragraph" style:parent-style-name="Standard">
      <style:text-properties officeooo:paragraph-rsid="01c5f3fa"/>
    </style:style>
    <style:style style:name="P210" style:family="paragraph" style:parent-style-name="Standard">
      <style:text-properties officeooo:paragraph-rsid="01c8e434"/>
    </style:style>
    <style:style style:name="P211" style:family="paragraph" style:parent-style-name="Standard">
      <style:text-properties officeooo:paragraph-rsid="01ca4b7a"/>
    </style:style>
    <style:style style:name="P212" style:family="paragraph" style:parent-style-name="Standard">
      <style:text-properties officeooo:paragraph-rsid="01ca9e5f"/>
    </style:style>
    <style:style style:name="P213" style:family="paragraph" style:parent-style-name="Standard">
      <style:text-properties officeooo:rsid="01ca9e5f" officeooo:paragraph-rsid="01ca9e5f"/>
    </style:style>
    <style:style style:name="P214" style:family="paragraph" style:parent-style-name="Standard">
      <style:text-properties officeooo:rsid="0145e69a" officeooo:paragraph-rsid="01d05ca9"/>
    </style:style>
    <style:style style:name="P215" style:family="paragraph" style:parent-style-name="Standard">
      <style:text-properties officeooo:rsid="0153c599" officeooo:paragraph-rsid="01d05ca9"/>
    </style:style>
    <style:style style:name="P216" style:family="paragraph" style:parent-style-name="Standard">
      <style:text-properties officeooo:rsid="01549e58" officeooo:paragraph-rsid="01d05ca9"/>
    </style:style>
    <style:style style:name="P217" style:family="paragraph" style:parent-style-name="Standard">
      <style:text-properties officeooo:rsid="014056e5" officeooo:paragraph-rsid="01d05ca9"/>
    </style:style>
    <style:style style:name="P218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19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220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21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22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23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24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25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26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27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28" style:family="paragraph" style:parent-style-name="Table_20_Contents">
      <style:text-properties officeooo:rsid="00104606" officeooo:paragraph-rsid="00e9ebe6"/>
    </style:style>
    <style:style style:name="P229" style:family="paragraph" style:parent-style-name="Table_20_Contents">
      <style:text-properties officeooo:rsid="0105e006" officeooo:paragraph-rsid="0105e006"/>
    </style:style>
    <style:style style:name="P230" style:family="paragraph" style:parent-style-name="Table_20_Contents">
      <style:text-properties officeooo:rsid="01064434" officeooo:paragraph-rsid="01064434"/>
    </style:style>
    <style:style style:name="P231" style:family="paragraph" style:parent-style-name="Table_20_Contents">
      <style:text-properties officeooo:paragraph-rsid="0115c6af"/>
    </style:style>
    <style:style style:name="P232" style:family="paragraph" style:parent-style-name="Table_20_Contents">
      <style:text-properties officeooo:paragraph-rsid="01164d25"/>
    </style:style>
    <style:style style:name="P233" style:family="paragraph" style:parent-style-name="Table_20_Contents">
      <style:text-properties officeooo:paragraph-rsid="01230095" style:text-scale="96%"/>
    </style:style>
    <style:style style:name="P234" style:family="paragraph" style:parent-style-name="Table_20_Contents">
      <style:text-properties officeooo:rsid="01230095" officeooo:paragraph-rsid="01230095" style:text-scale="96%"/>
    </style:style>
    <style:style style:name="P235" style:family="paragraph" style:parent-style-name="Table_20_Contents">
      <style:text-properties officeooo:rsid="01230095" officeooo:paragraph-rsid="013156f2" style:text-scale="96%"/>
    </style:style>
    <style:style style:name="P236" style:family="paragraph" style:parent-style-name="Table_20_Contents">
      <style:text-properties officeooo:paragraph-rsid="01c5f3fa" style:text-scale="96%"/>
    </style:style>
    <style:style style:name="P237" style:family="paragraph" style:parent-style-name="Table_20_Contents">
      <style:text-properties officeooo:paragraph-rsid="01230095"/>
    </style:style>
    <style:style style:name="P238" style:family="paragraph" style:parent-style-name="Table_20_Contents">
      <style:text-properties officeooo:rsid="0124e6a9" officeooo:paragraph-rsid="0124e6a9"/>
    </style:style>
    <style:style style:name="P239" style:family="paragraph" style:parent-style-name="Table_20_Contents">
      <style:text-properties officeooo:rsid="01385b5d" officeooo:paragraph-rsid="01385b5d"/>
    </style:style>
    <style:style style:name="P240" style:family="paragraph" style:parent-style-name="Table_20_Contents">
      <style:text-properties officeooo:rsid="015bdad7" officeooo:paragraph-rsid="015bdad7"/>
    </style:style>
    <style:style style:name="P241" style:family="paragraph" style:parent-style-name="Table_20_Contents">
      <style:text-properties officeooo:rsid="015ce9d4" officeooo:paragraph-rsid="015ce9d4"/>
    </style:style>
    <style:style style:name="P242" style:family="paragraph" style:parent-style-name="Table_20_Contents">
      <style:text-properties officeooo:rsid="015f62d9" officeooo:paragraph-rsid="015f62d9"/>
    </style:style>
    <style:style style:name="P243" style:family="paragraph" style:parent-style-name="Table_20_Contents">
      <style:text-properties officeooo:rsid="015ffb97" officeooo:paragraph-rsid="015ffb97"/>
    </style:style>
    <style:style style:name="P244" style:family="paragraph" style:parent-style-name="Table_20_Contents">
      <style:text-properties officeooo:rsid="0160c970" officeooo:paragraph-rsid="0160c970"/>
    </style:style>
    <style:style style:name="P245" style:family="paragraph" style:parent-style-name="Table_20_Contents">
      <style:text-properties officeooo:rsid="01619ef1" officeooo:paragraph-rsid="01619ef1"/>
    </style:style>
    <style:style style:name="P246" style:family="paragraph" style:parent-style-name="Table_20_Contents">
      <style:text-properties officeooo:rsid="0171d416" officeooo:paragraph-rsid="0171d416"/>
    </style:style>
    <style:style style:name="P247" style:family="paragraph" style:parent-style-name="Table_20_Contents">
      <style:text-properties officeooo:rsid="018b0ee1" officeooo:paragraph-rsid="018b0ee1"/>
    </style:style>
    <style:style style:name="P248" style:family="paragraph" style:parent-style-name="Table_20_Contents">
      <style:text-properties officeooo:rsid="018ce7ad" officeooo:paragraph-rsid="018ce7ad"/>
    </style:style>
    <style:style style:name="P249" style:family="paragraph" style:parent-style-name="Table_20_Contents">
      <style:text-properties officeooo:rsid="018fda70" officeooo:paragraph-rsid="018fda70"/>
    </style:style>
    <style:style style:name="P250" style:family="paragraph" style:parent-style-name="Table_20_Contents">
      <style:text-properties officeooo:rsid="019365ad" officeooo:paragraph-rsid="019365ad"/>
    </style:style>
    <style:style style:name="P251" style:family="paragraph" style:parent-style-name="Table_20_Contents">
      <style:text-properties officeooo:rsid="01a14c3e" officeooo:paragraph-rsid="01a14c3e"/>
    </style:style>
    <style:style style:name="P252" style:family="paragraph" style:parent-style-name="Table_20_Contents">
      <style:text-properties officeooo:rsid="01a2ba05" officeooo:paragraph-rsid="01a2ba05"/>
    </style:style>
    <style:style style:name="P253" style:family="paragraph" style:parent-style-name="Table_20_Contents">
      <style:text-properties officeooo:rsid="01a4aba1" officeooo:paragraph-rsid="01a4aba1"/>
    </style:style>
    <style:style style:name="P254" style:family="paragraph" style:parent-style-name="Table_20_Contents">
      <style:text-properties officeooo:rsid="01a5320b" officeooo:paragraph-rsid="01a5320b"/>
    </style:style>
    <style:style style:name="P255" style:family="paragraph" style:parent-style-name="Table_20_Contents">
      <style:text-properties officeooo:rsid="01a5aeba" officeooo:paragraph-rsid="01a5aeba"/>
    </style:style>
    <style:style style:name="P256" style:family="paragraph" style:parent-style-name="Table_20_Contents">
      <style:text-properties officeooo:rsid="01a62acc" officeooo:paragraph-rsid="01a62acc"/>
    </style:style>
    <style:style style:name="P257" style:family="paragraph" style:parent-style-name="Table_20_Contents">
      <style:text-properties officeooo:rsid="01a687d9" officeooo:paragraph-rsid="01a687d9"/>
    </style:style>
    <style:style style:name="P258" style:family="paragraph" style:parent-style-name="Table_20_Contents">
      <style:text-properties officeooo:rsid="01a69c0c" officeooo:paragraph-rsid="01a69c0c"/>
    </style:style>
    <style:style style:name="P259" style:family="paragraph" style:parent-style-name="Table_20_Contents">
      <style:text-properties officeooo:rsid="01aa0f42" officeooo:paragraph-rsid="01aa0f42"/>
    </style:style>
    <style:style style:name="P260" style:family="paragraph" style:parent-style-name="Table_20_Contents">
      <style:text-properties officeooo:rsid="01ac6df2" officeooo:paragraph-rsid="01ac6df2"/>
    </style:style>
    <style:style style:name="P261" style:family="paragraph" style:parent-style-name="Table_20_Contents">
      <style:text-properties officeooo:rsid="01b07bfc" officeooo:paragraph-rsid="01b07bfc"/>
    </style:style>
    <style:style style:name="P262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263" style:family="paragraph" style:parent-style-name="Table_20_Contents">
      <style:text-properties fo:font-weight="bold" officeooo:rsid="01bae49e" officeooo:paragraph-rsid="01bae49e" style:font-weight-asian="bold" style:font-weight-complex="bold"/>
    </style:style>
    <style:style style:name="P264" style:family="paragraph" style:parent-style-name="Table_20_Contents">
      <style:text-properties fo:font-weight="bold" officeooo:rsid="01bce5df" officeooo:paragraph-rsid="01bce5df" style:font-weight-asian="bold" style:font-weight-complex="bold"/>
    </style:style>
    <style:style style:name="P265" style:family="paragraph" style:parent-style-name="Table_20_Contents">
      <style:text-properties officeooo:rsid="01b18be2" officeooo:paragraph-rsid="01b18be2"/>
    </style:style>
    <style:style style:name="P266" style:family="paragraph" style:parent-style-name="Table_20_Contents">
      <style:text-properties officeooo:rsid="0010d7b8" officeooo:paragraph-rsid="00e9ebe6"/>
    </style:style>
    <style:style style:name="P267" style:family="paragraph" style:parent-style-name="Table_20_Contents">
      <style:text-properties officeooo:rsid="00ee2877" officeooo:paragraph-rsid="00ee2877"/>
    </style:style>
    <style:style style:name="P268" style:family="paragraph" style:parent-style-name="Table_20_Contents">
      <style:text-properties officeooo:rsid="01bcff5d" officeooo:paragraph-rsid="01bcff5d"/>
    </style:style>
    <style:style style:name="P269" style:family="paragraph" style:parent-style-name="Table_20_Contents">
      <style:text-properties officeooo:rsid="01bed0a6" officeooo:paragraph-rsid="01bed0a6"/>
    </style:style>
    <style:style style:name="P270" style:family="paragraph" style:parent-style-name="Table_20_Contents">
      <style:text-properties officeooo:rsid="019f5da1" officeooo:paragraph-rsid="019e67a8"/>
    </style:style>
    <style:style style:name="P271" style:family="paragraph" style:parent-style-name="Table_20_Contents">
      <style:text-properties officeooo:paragraph-rsid="01c5f3fa"/>
    </style:style>
    <style:style style:name="P272" style:family="paragraph" style:parent-style-name="Table_20_Contents">
      <style:text-properties officeooo:rsid="00e6c0bf" officeooo:paragraph-rsid="01d05ca9"/>
    </style:style>
    <style:style style:name="P273" style:family="paragraph" style:parent-style-name="Table_20_Contents">
      <style:text-properties officeooo:rsid="0142bdb5" officeooo:paragraph-rsid="01d05ca9"/>
    </style:style>
    <style:style style:name="P274" style:family="paragraph" style:parent-style-name="Title">
      <style:text-properties style:font-name="Courier 10 Pitch" fo:font-size="70pt" style:font-size-asian="28pt" style:font-size-complex="28pt"/>
    </style:style>
    <style:style style:name="P275" style:family="paragraph" style:parent-style-name="List_20_Contents">
      <style:paragraph-properties fo:text-align="end" style:justify-single-word="false"/>
      <style:text-properties officeooo:paragraph-rsid="01c5f3fa"/>
    </style:style>
    <style:style style:name="P276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77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78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7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80" style:family="paragraph" style:parent-style-name="Preformatted_20_Text">
      <style:text-properties fo:font-weight="bold" style:font-weight-asian="bold" style:font-weight-complex="bold"/>
    </style:style>
    <style:style style:name="P281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282" style:family="paragraph" style:parent-style-name="Preformatted_20_Text">
      <style:text-properties officeooo:rsid="00e17379" officeooo:paragraph-rsid="01d4c38d"/>
    </style:style>
    <style:style style:name="P283" style:family="paragraph" style:parent-style-name="Preformatted_20_Text">
      <style:text-properties officeooo:paragraph-rsid="01d4c38d"/>
    </style:style>
    <style:style style:name="P284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285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286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287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288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289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290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291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292" style:family="paragraph" style:parent-style-name="Heading_20_4">
      <style:text-properties officeooo:paragraph-rsid="019385bb"/>
    </style:style>
    <style:style style:name="P293" style:family="paragraph" style:parent-style-name="Heading_20_4">
      <style:text-properties officeooo:rsid="0193e58c" officeooo:paragraph-rsid="0193e58c"/>
    </style:style>
    <style:style style:name="P294" style:family="paragraph" style:parent-style-name="Heading_20_4">
      <style:text-properties officeooo:paragraph-rsid="00dcd366"/>
    </style:style>
    <style:style style:name="P295" style:family="paragraph" style:parent-style-name="Heading_20_4">
      <style:text-properties officeooo:rsid="0171d416" officeooo:paragraph-rsid="0171d416"/>
    </style:style>
    <style:style style:name="P296" style:family="paragraph" style:parent-style-name="Table_20_Contents">
      <style:text-properties officeooo:rsid="01d2dac1" officeooo:paragraph-rsid="01d2dac1"/>
    </style:style>
    <style:style style:name="P297" style:family="paragraph" style:parent-style-name="Table_20_Contents">
      <style:text-properties officeooo:rsid="015bdad7" officeooo:paragraph-rsid="01d4c38d"/>
    </style:style>
    <style:style style:name="P298" style:family="paragraph" style:parent-style-name="Table_20_Contents">
      <style:text-properties officeooo:rsid="015ce9d4" officeooo:paragraph-rsid="01d4c38d"/>
    </style:style>
    <style:style style:name="P299" style:family="paragraph" style:parent-style-name="Table_20_Contents">
      <style:text-properties officeooo:rsid="015f62d9" officeooo:paragraph-rsid="01d4c38d"/>
    </style:style>
    <style:style style:name="P300" style:family="paragraph" style:parent-style-name="Table_20_Contents">
      <style:text-properties officeooo:rsid="0160c970" officeooo:paragraph-rsid="01d4c38d"/>
    </style:style>
    <style:style style:name="P301" style:family="paragraph" style:parent-style-name="Table_20_Contents">
      <style:text-properties officeooo:rsid="015ffb97" officeooo:paragraph-rsid="01d4c38d"/>
    </style:style>
    <style:style style:name="P302" style:family="paragraph" style:parent-style-name="Table_20_Contents">
      <style:text-properties officeooo:rsid="01619ef1" officeooo:paragraph-rsid="01d4c38d"/>
    </style:style>
    <style:style style:name="P303" style:family="paragraph" style:parent-style-name="Text_20_body">
      <style:text-properties officeooo:paragraph-rsid="01d4c38d"/>
    </style:style>
    <style:style style:name="P304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05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06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07" style:family="paragraph" style:parent-style-name="Heading_20_1" style:list-style-name=""/>
    <style:style style:name="P308" style:family="paragraph" style:parent-style-name="Heading_20_1" style:list-style-name="">
      <style:text-properties officeooo:paragraph-rsid="01d05ca9"/>
    </style:style>
    <style:style style:name="P309" style:family="paragraph" style:parent-style-name="Heading_20_1">
      <style:text-properties officeooo:paragraph-rsid="01d05ca9"/>
    </style:style>
    <style:style style:name="P310" style:family="paragraph" style:parent-style-name="Heading_20_1">
      <style:text-properties officeooo:rsid="01c8e434" officeooo:paragraph-rsid="01c8e434"/>
    </style:style>
    <style:style style:name="P311" style:family="paragraph" style:parent-style-name="Heading_20_1">
      <style:text-properties officeooo:paragraph-rsid="013dec3e"/>
    </style:style>
    <style:style style:name="P312" style:family="paragraph" style:parent-style-name="Heading_20_1">
      <style:text-properties officeooo:paragraph-rsid="00fa3cda"/>
    </style:style>
    <style:style style:name="P313" style:family="paragraph" style:parent-style-name="Heading_20_1">
      <style:text-properties officeooo:paragraph-rsid="00dcd366"/>
    </style:style>
    <style:style style:name="P314" style:family="paragraph" style:parent-style-name="Heading_20_1">
      <style:text-properties officeooo:paragraph-rsid="00dce054"/>
    </style:style>
    <style:style style:name="P315" style:family="paragraph" style:parent-style-name="Heading_20_1">
      <style:paragraph-properties fo:break-before="page"/>
    </style:style>
    <style:style style:name="P316" style:family="paragraph" style:parent-style-name="Heading_20_1">
      <style:paragraph-properties fo:break-before="page"/>
      <style:text-properties officeooo:paragraph-rsid="01d05ca9"/>
    </style:style>
    <style:style style:name="P317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18" style:family="paragraph" style:parent-style-name="Heading_20_1">
      <style:paragraph-properties fo:break-before="column"/>
      <style:text-properties officeooo:paragraph-rsid="00b50e79"/>
    </style:style>
    <style:style style:name="P319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20" style:family="paragraph" style:parent-style-name="Heading_20_2" style:list-style-name="">
      <style:text-properties officeooo:rsid="00ff7fee" officeooo:paragraph-rsid="01d05ca9"/>
    </style:style>
    <style:style style:name="P321" style:family="paragraph" style:parent-style-name="Heading_20_2">
      <style:text-properties officeooo:paragraph-rsid="01d1e078"/>
    </style:style>
    <style:style style:name="P322" style:family="paragraph" style:parent-style-name="Heading_20_2">
      <style:text-properties officeooo:rsid="014056e5" officeooo:paragraph-rsid="01585c4b"/>
    </style:style>
    <style:style style:name="P323" style:family="paragraph" style:parent-style-name="Heading_20_2">
      <style:text-properties officeooo:paragraph-rsid="0105e006"/>
    </style:style>
    <style:style style:name="P324" style:family="paragraph" style:parent-style-name="Heading_20_2">
      <style:text-properties officeooo:paragraph-rsid="0134757e"/>
    </style:style>
    <style:style style:name="P325" style:family="paragraph" style:parent-style-name="Heading_20_2">
      <style:text-properties officeooo:paragraph-rsid="015bdad7"/>
    </style:style>
    <style:style style:name="P326" style:family="paragraph" style:parent-style-name="Heading_20_2">
      <style:text-properties officeooo:paragraph-rsid="01d4c38d"/>
    </style:style>
    <style:style style:name="P327" style:family="paragraph" style:parent-style-name="Heading_20_2">
      <style:paragraph-properties fo:margin-top="0.49mm" fo:margin-bottom="0.49mm" loext:contextual-spacing="false"/>
      <style:text-properties fo:language="en" fo:country="US" officeooo:rsid="0014d6fc" officeooo:paragraph-rsid="013dec3e"/>
    </style:style>
    <style:style style:name="P328" style:family="paragraph" style:parent-style-name="Heading_20_2">
      <style:paragraph-properties fo:break-before="column"/>
    </style:style>
    <style:style style:name="P329" style:family="paragraph" style:parent-style-name="Heading_20_2" style:list-style-name="">
      <style:paragraph-properties fo:break-before="column"/>
    </style:style>
    <style:style style:name="P330" style:family="paragraph" style:parent-style-name="Heading_20_2">
      <style:paragraph-properties fo:break-before="column"/>
      <style:text-properties officeooo:paragraph-rsid="019e67a8"/>
    </style:style>
    <style:style style:name="P331" style:family="paragraph" style:parent-style-name="Heading_20_2">
      <style:paragraph-properties fo:break-before="page"/>
    </style:style>
    <style:style style:name="P332" style:family="paragraph" style:parent-style-name="Heading_20_3">
      <style:text-properties officeooo:paragraph-rsid="01d05ca9"/>
    </style:style>
    <style:style style:name="P333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34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35" style:family="paragraph" style:parent-style-name="Heading_20_3">
      <style:text-properties officeooo:rsid="00f23b3f" officeooo:paragraph-rsid="00f23b3f"/>
    </style:style>
    <style:style style:name="P336" style:family="paragraph" style:parent-style-name="Heading_20_3">
      <style:text-properties officeooo:paragraph-rsid="00b50e79"/>
    </style:style>
    <style:style style:name="P337" style:family="paragraph" style:parent-style-name="Heading_20_3">
      <style:text-properties officeooo:paragraph-rsid="0135e462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style:font-weight-asian="bold" style:font-weight-complex="bold"/>
    </style:style>
    <style:style style:name="T32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3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4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5" style:family="text">
      <style:text-properties style:font-name="Liberation Mono" fo:font-size="12pt" style:font-size-asian="10pt" style:font-size-complex="10pt" style:text-scale="95%"/>
    </style:style>
    <style:style style:name="T46" style:family="text">
      <style:text-properties fo:font-weight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 style:text-scale="96%"/>
    </style:style>
    <style:style style:name="T49" style:family="text">
      <style:text-properties fo:font-weight="bold" officeooo:rsid="0133d30e" style:font-weight-asian="bold" style:font-weight-complex="bold"/>
    </style:style>
    <style:style style:name="T50" style:family="text">
      <style:text-properties fo:font-weight="bold" officeooo:rsid="017f414b" style:font-weight-asian="bold" style:font-weight-complex="bold"/>
    </style:style>
    <style:style style:name="T51" style:family="text">
      <style:text-properties fo:font-weight="bold" officeooo:rsid="01c0b49c" style:font-weight-asian="bold" style:font-weight-complex="bold"/>
    </style:style>
    <style:style style:name="T52" style:family="text">
      <style:text-properties fo:font-weight="bold" officeooo:rsid="01d05ca9" style:font-weight-asian="bold" style:font-weight-complex="bold"/>
    </style:style>
    <style:style style:name="T53" style:family="text">
      <style:text-properties fo:font-weight="bold" fo:background-color="#000000" loext:char-shading-value="0" style:font-weight-asian="bold" style:font-weight-complex="bold"/>
    </style:style>
    <style:style style:name="T54" style:family="text">
      <style:text-properties officeooo:rsid="00389af9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389af9" style:font-weight-asian="normal" style:font-weight-complex="normal"/>
    </style:style>
    <style:style style:name="T57" style:family="text">
      <style:text-properties fo:font-weight="normal" officeooo:rsid="006f653e" style:font-weight-asian="normal" style:font-weight-complex="normal"/>
    </style:style>
    <style:style style:name="T58" style:family="text">
      <style:text-properties fo:font-weight="normal" officeooo:rsid="003b20f0" style:font-weight-asian="normal" style:font-weight-complex="normal"/>
    </style:style>
    <style:style style:name="T59" style:family="text">
      <style:text-properties fo:font-weight="normal" officeooo:rsid="00ac076c" style:font-weight-asian="normal" style:font-weight-complex="normal"/>
    </style:style>
    <style:style style:name="T60" style:family="text">
      <style:text-properties fo:font-weight="normal" officeooo:rsid="0166b561" style:font-weight-asian="normal" style:font-weight-complex="normal"/>
    </style:style>
    <style:style style:name="T61" style:family="text">
      <style:text-properties officeooo:rsid="003986a6"/>
    </style:style>
    <style:style style:name="T62" style:family="text">
      <style:text-properties style:font-name="Liberation Serif"/>
    </style:style>
    <style:style style:name="T6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4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6" style:family="text">
      <style:text-properties style:font-name="Liberation Serif" fo:font-size="10pt" officeooo:rsid="014274a8" style:font-size-asian="10pt" style:font-size-complex="10pt"/>
    </style:style>
    <style:style style:name="T67" style:family="text">
      <style:text-properties style:font-name="Liberation Serif" fo:font-weight="bold" style:font-weight-asian="bold" style:font-weight-complex="bold"/>
    </style:style>
    <style:style style:name="T68" style:family="text">
      <style:text-properties style:font-name="Liberation Serif" officeooo:rsid="009d69b1"/>
    </style:style>
    <style:style style:name="T6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0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1" style:family="text">
      <style:text-properties style:font-name="Liberation Serif" fo:font-size="12pt" style:font-size-asian="10pt" style:font-size-complex="10pt"/>
    </style:style>
    <style:style style:name="T72" style:family="text">
      <style:text-properties style:font-name="Liberation Serif" fo:font-size="12pt" style:font-size-asian="10pt" style:font-size-complex="10pt" style:text-scale="96%"/>
    </style:style>
    <style:style style:name="T73" style:family="text">
      <style:text-properties style:font-name="Liberation Serif" fo:font-size="12pt" officeooo:rsid="00cf59bd" style:font-size-asian="10pt" style:font-size-complex="10pt"/>
    </style:style>
    <style:style style:name="T74" style:family="text">
      <style:text-properties style:font-name="Liberation Serif" fo:font-size="12pt" officeooo:rsid="00ac076c" style:font-size-asian="10pt" style:font-size-complex="10pt"/>
    </style:style>
    <style:style style:name="T75" style:family="text">
      <style:text-properties style:font-name="Liberation Serif" fo:font-size="12pt" officeooo:rsid="00d31dae" style:font-size-asian="10pt" style:font-size-complex="10pt"/>
    </style:style>
    <style:style style:name="T76" style:family="text">
      <style:text-properties style:font-name="Liberation Serif" fo:font-size="12pt" officeooo:rsid="01825a45" style:font-size-asian="10pt" style:font-size-complex="10pt"/>
    </style:style>
    <style:style style:name="T77" style:family="text">
      <style:text-properties style:font-name="Liberation Serif" fo:font-size="12pt" officeooo:rsid="01844843" style:font-size-asian="10pt" style:font-size-complex="10pt"/>
    </style:style>
    <style:style style:name="T78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79" style:family="text">
      <style:text-properties style:font-name="Liberation Serif" fo:font-size="12pt" officeooo:rsid="01c5f3fa" style:font-size-asian="12pt" style:font-size-complex="12pt"/>
    </style:style>
    <style:style style:name="T80" style:family="text">
      <style:text-properties style:font-name="Liberation Serif" style:text-scale="95%"/>
    </style:style>
    <style:style style:name="T81" style:family="text">
      <style:text-properties style:font-name="Liberation Serif" officeooo:rsid="00a9aa07" style:text-scale="95%"/>
    </style:style>
    <style:style style:name="T82" style:family="text">
      <style:text-properties officeooo:rsid="00489d25"/>
    </style:style>
    <style:style style:name="T83" style:family="text">
      <style:text-properties fo:font-style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133d30e" style:font-style-asian="italic" style:font-style-complex="italic"/>
    </style:style>
    <style:style style:name="T86" style:family="text">
      <style:text-properties officeooo:rsid="005581f4"/>
    </style:style>
    <style:style style:name="T87" style:family="text">
      <style:text-properties officeooo:rsid="005f1101"/>
    </style:style>
    <style:style style:name="T88" style:family="text">
      <style:text-properties fo:color="#000000" fo:font-weight="bold"/>
    </style:style>
    <style:style style:name="T89" style:family="text">
      <style:text-properties style:font-name="monospace"/>
    </style:style>
    <style:style style:name="T90" style:family="text">
      <style:text-properties style:font-name="monospace" officeooo:rsid="005f1101"/>
    </style:style>
    <style:style style:name="T91" style:family="text">
      <style:text-properties officeooo:rsid="00602682"/>
    </style:style>
    <style:style style:name="T92" style:family="text">
      <style:text-properties officeooo:rsid="00636fae"/>
    </style:style>
    <style:style style:name="T93" style:family="text">
      <style:text-properties officeooo:rsid="00647ed4"/>
    </style:style>
    <style:style style:name="T94" style:family="text">
      <style:text-properties officeooo:rsid="006f653e"/>
    </style:style>
    <style:style style:name="T95" style:family="text">
      <style:text-properties fo:language="zxx" fo:country="none" style:language-asian="zxx" style:country-asian="none" style:language-complex="zxx" style:country-complex="none"/>
    </style:style>
    <style:style style:name="T96" style:family="text">
      <style:text-properties fo:language="zxx" fo:country="none" officeooo:rsid="0033870c" style:language-asian="zxx" style:country-asian="none" style:language-complex="zxx" style:country-complex="none"/>
    </style:style>
    <style:style style:name="T97" style:family="text">
      <style:text-properties fo:language="zxx" fo:country="none" officeooo:rsid="001d9157" style:language-asian="zxx" style:country-asian="none" style:language-complex="zxx" style:country-complex="none"/>
    </style:style>
    <style:style style:name="T98" style:family="text">
      <style:text-properties fo:language="zxx" fo:country="none" officeooo:rsid="001fbd9c" style:language-asian="zxx" style:country-asian="none" style:language-complex="zxx" style:country-complex="none"/>
    </style:style>
    <style:style style:name="T99" style:family="text">
      <style:text-properties fo:language="zxx" fo:country="none" officeooo:rsid="003b20f0" style:language-asian="zxx" style:country-asian="none" style:language-complex="zxx" style:country-complex="none"/>
    </style:style>
    <style:style style:name="T100" style:family="text">
      <style:text-properties fo:language="zxx" fo:country="none" officeooo:rsid="002bb4ef" style:language-asian="zxx" style:country-asian="none" style:language-complex="zxx" style:country-complex="none"/>
    </style:style>
    <style:style style:name="T101" style:family="text">
      <style:text-properties fo:language="zxx" fo:country="none" officeooo:rsid="002d3ccc" style:language-asian="zxx" style:country-asian="none" style:language-complex="zxx" style:country-complex="none"/>
    </style:style>
    <style:style style:name="T102" style:family="text">
      <style:text-properties fo:language="zxx" fo:country="none" officeooo:rsid="00819b96" style:language-asian="zxx" style:country-asian="none" style:language-complex="zxx" style:country-complex="none"/>
    </style:style>
    <style:style style:name="T103" style:family="text">
      <style:text-properties fo:language="zxx" fo:country="none" style:language-asian="zxx" style:country-asian="none" style:language-complex="zxx" style:country-complex="none" style:text-scale="97%"/>
    </style:style>
    <style:style style:name="T104" style:family="text">
      <style:text-properties fo:language="zxx" fo:country="none" style:language-asian="zxx" style:country-asian="none" style:language-complex="zxx" style:country-complex="none" style:text-scale="98%"/>
    </style:style>
    <style:style style:name="T105" style:family="text">
      <style:text-properties fo:language="zxx" fo:country="none" officeooo:rsid="009f4498" style:language-asian="zxx" style:country-asian="none" style:language-complex="zxx" style:country-complex="none"/>
    </style:style>
    <style:style style:name="T106" style:family="text">
      <style:text-properties fo:language="zxx" fo:country="none" officeooo:rsid="006f653e" style:language-asian="zxx" style:country-asian="none" style:language-complex="zxx" style:country-complex="none"/>
    </style:style>
    <style:style style:name="T107" style:family="text">
      <style:text-properties fo:language="zxx" fo:country="none" officeooo:rsid="00c3a387" style:language-asian="zxx" style:country-asian="none" style:language-complex="zxx" style:country-complex="none"/>
    </style:style>
    <style:style style:name="T108" style:family="text">
      <style:text-properties fo:language="zxx" fo:country="none" officeooo:rsid="00c4501e" style:language-asian="zxx" style:country-asian="none" style:language-complex="zxx" style:country-complex="none"/>
    </style:style>
    <style:style style:name="T109" style:family="text">
      <style:text-properties fo:language="zxx" fo:country="none" officeooo:rsid="00c9bdb2" style:language-asian="zxx" style:country-asian="none" style:language-complex="zxx" style:country-complex="none"/>
    </style:style>
    <style:style style:name="T110" style:family="text">
      <style:text-properties fo:language="zxx" fo:country="none" officeooo:rsid="0104cc98" style:language-asian="zxx" style:country-asian="none" style:language-complex="zxx" style:country-complex="none"/>
    </style:style>
    <style:style style:name="T111" style:family="text">
      <style:text-properties fo:language="zxx" fo:country="none" style:language-asian="zxx" style:country-asian="none" style:language-complex="zxx" style:country-complex="none" style:text-scale="96%"/>
    </style:style>
    <style:style style:name="T112" style:family="text">
      <style:text-properties fo:language="zxx" fo:country="none" officeooo:rsid="013ab4f4" style:language-asian="zxx" style:country-asian="none" style:language-complex="zxx" style:country-complex="none"/>
    </style:style>
    <style:style style:name="T113" style:family="text">
      <style:text-properties fo:language="zxx" fo:country="none" officeooo:rsid="00889025" style:language-asian="zxx" style:country-asian="none" style:language-complex="zxx" style:country-complex="none"/>
    </style:style>
    <style:style style:name="T114" style:family="text">
      <style:text-properties fo:language="zxx" fo:country="none" officeooo:rsid="013dec3e" style:language-asian="zxx" style:country-asian="none" style:language-complex="zxx" style:country-complex="none"/>
    </style:style>
    <style:style style:name="T115" style:family="text">
      <style:text-properties fo:language="zxx" fo:country="none" officeooo:rsid="00189797" style:language-asian="zxx" style:country-asian="none" style:language-complex="zxx" style:country-complex="none"/>
    </style:style>
    <style:style style:name="T116" style:family="text">
      <style:text-properties fo:language="zxx" fo:country="none" officeooo:rsid="01762db4" style:language-asian="zxx" style:country-asian="none" style:language-complex="zxx" style:country-complex="none"/>
    </style:style>
    <style:style style:name="T117" style:family="text">
      <style:text-properties fo:language="zxx" fo:country="none" officeooo:rsid="0186c29a" style:language-asian="zxx" style:country-asian="none" style:language-complex="zxx" style:country-complex="none"/>
    </style:style>
    <style:style style:name="T118" style:family="text">
      <style:text-properties fo:language="zxx" fo:country="none" officeooo:rsid="00946df3" style:language-asian="zxx" style:country-asian="none" style:language-complex="zxx" style:country-complex="none"/>
    </style:style>
    <style:style style:name="T119" style:family="text">
      <style:text-properties fo:language="zxx" fo:country="none" officeooo:rsid="008ed4d2" style:language-asian="zxx" style:country-asian="none" style:language-complex="zxx" style:country-complex="none"/>
    </style:style>
    <style:style style:name="T120" style:family="text">
      <style:text-properties fo:language="zxx" fo:country="none" officeooo:rsid="01c8e434" style:language-asian="zxx" style:country-asian="none" style:language-complex="zxx" style:country-complex="none"/>
    </style:style>
    <style:style style:name="T121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2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25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26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27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28" style:family="text">
      <style:text-properties fo:language="zxx" fo:country="none" fo:font-weight="bold" style:language-asian="zxx" style:country-asian="none" style:language-complex="zxx" style:country-complex="none"/>
    </style:style>
    <style:style style:name="T129" style:family="text">
      <style:text-properties fo:language="zxx" fo:country="none" fo:font-style="italic" style:language-asian="zxx" style:country-asian="none" style:language-complex="zxx" style:country-complex="none"/>
    </style:style>
    <style:style style:name="T13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3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34" style:family="text">
      <style:text-properties officeooo:rsid="00701ae9"/>
    </style:style>
    <style:style style:name="T135" style:family="text">
      <style:text-properties style:font-name-asian="NSimSun" style:font-name-complex="Liberation Mono"/>
    </style:style>
    <style:style style:name="T136" style:family="text">
      <style:text-properties officeooo:rsid="00369f7a" style:font-name-asian="NSimSun" style:font-name-complex="Liberation Mono"/>
    </style:style>
    <style:style style:name="T137" style:family="text">
      <style:text-properties officeooo:rsid="00b94b22" style:font-name-asian="NSimSun" style:font-name-complex="Liberation Mono"/>
    </style:style>
    <style:style style:name="T138" style:family="text">
      <style:text-properties officeooo:rsid="0102ef04" style:font-name-asian="NSimSun" style:font-name-complex="Liberation Mono"/>
    </style:style>
    <style:style style:name="T139" style:family="text">
      <style:text-properties officeooo:rsid="003b20f0"/>
    </style:style>
    <style:style style:name="T140" style:family="text">
      <style:text-properties style:text-scale="98%"/>
    </style:style>
    <style:style style:name="T141" style:family="text">
      <style:text-properties officeooo:rsid="01230095" style:text-scale="98%"/>
    </style:style>
    <style:style style:name="T142" style:family="text">
      <style:text-properties officeooo:rsid="0119c23d" style:text-scale="98%"/>
    </style:style>
    <style:style style:name="T143" style:family="text">
      <style:text-properties officeooo:rsid="012f2993" style:text-scale="98%"/>
    </style:style>
    <style:style style:name="T144" style:family="text">
      <style:text-properties officeooo:rsid="012ff093" style:text-scale="98%"/>
    </style:style>
    <style:style style:name="T145" style:family="text">
      <style:text-properties officeooo:rsid="013156f2" style:text-scale="98%"/>
    </style:style>
    <style:style style:name="T146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47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48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49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0" style:family="text">
      <style:text-properties officeooo:rsid="008ed4d2"/>
    </style:style>
    <style:style style:name="T151" style:family="text">
      <style:text-properties officeooo:rsid="0091a3b5"/>
    </style:style>
    <style:style style:name="T152" style:family="text">
      <style:text-properties officeooo:rsid="009a1201"/>
    </style:style>
    <style:style style:name="T153" style:family="text">
      <style:text-properties officeooo:rsid="009baf15"/>
    </style:style>
    <style:style style:name="T154" style:family="text">
      <style:text-properties officeooo:rsid="009f4498"/>
    </style:style>
    <style:style style:name="T155" style:family="text">
      <style:text-properties fo:font-size="6pt" style:font-size-asian="10pt" style:font-size-complex="10pt"/>
    </style:style>
    <style:style style:name="T156" style:family="text">
      <style:text-properties fo:font-size="6pt" officeooo:rsid="0173a8dd" style:font-size-asian="10pt" style:font-size-complex="10pt"/>
    </style:style>
    <style:style style:name="T157" style:family="text">
      <style:text-properties officeooo:rsid="00a70531"/>
    </style:style>
    <style:style style:name="T158" style:family="text">
      <style:text-properties officeooo:rsid="00ac076c"/>
    </style:style>
    <style:style style:name="T159" style:family="text">
      <style:text-properties officeooo:rsid="00ad27e1"/>
    </style:style>
    <style:style style:name="T160" style:family="text">
      <style:text-properties officeooo:rsid="00baef6e"/>
    </style:style>
    <style:style style:name="T161" style:family="text">
      <style:text-properties officeooo:rsid="00c04310"/>
    </style:style>
    <style:style style:name="T162" style:family="text">
      <style:text-properties officeooo:rsid="00c20a31"/>
    </style:style>
    <style:style style:name="T163" style:family="text">
      <style:text-properties officeooo:rsid="00c3deb3"/>
    </style:style>
    <style:style style:name="T164" style:family="text">
      <style:text-properties officeooo:rsid="00c4501e"/>
    </style:style>
    <style:style style:name="T165" style:family="text">
      <style:text-properties style:text-scale="96%"/>
    </style:style>
    <style:style style:name="T166" style:family="text">
      <style:text-properties officeooo:rsid="00d31dae"/>
    </style:style>
    <style:style style:name="T167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8" style:family="text">
      <style:text-properties officeooo:rsid="00da39da"/>
    </style:style>
    <style:style style:name="T169" style:family="text">
      <style:text-properties officeooo:rsid="00dcd366"/>
    </style:style>
    <style:style style:name="T170" style:family="text">
      <style:text-properties officeooo:rsid="00e17379"/>
    </style:style>
    <style:style style:name="T171" style:family="text">
      <style:text-properties officeooo:rsid="00e6c0bf"/>
    </style:style>
    <style:style style:name="T172" style:family="text">
      <style:text-properties officeooo:rsid="0009fa69"/>
    </style:style>
    <style:style style:name="T173" style:family="text">
      <style:text-properties officeooo:rsid="00f1541a"/>
    </style:style>
    <style:style style:name="T174" style:family="text">
      <style:text-properties officeooo:rsid="00f3d51e"/>
    </style:style>
    <style:style style:name="T175" style:family="text">
      <style:text-properties officeooo:rsid="00f5d83f"/>
    </style:style>
    <style:style style:name="T176" style:family="text">
      <style:text-properties officeooo:rsid="00f81a30"/>
    </style:style>
    <style:style style:name="T177" style:family="text">
      <style:text-properties officeooo:rsid="00ff7fee"/>
    </style:style>
    <style:style style:name="T178" style:family="text">
      <style:text-properties officeooo:rsid="01001712"/>
    </style:style>
    <style:style style:name="T179" style:family="text">
      <style:text-properties officeooo:rsid="0105e006"/>
    </style:style>
    <style:style style:name="T180" style:family="text">
      <style:text-properties officeooo:rsid="0107eacd"/>
    </style:style>
    <style:style style:name="T181" style:family="text">
      <style:text-properties officeooo:rsid="01087700"/>
    </style:style>
    <style:style style:name="T182" style:family="text">
      <style:text-properties officeooo:rsid="010d25b7"/>
    </style:style>
    <style:style style:name="T183" style:family="text">
      <style:text-properties officeooo:rsid="0113f9bf"/>
    </style:style>
    <style:style style:name="T184" style:family="text">
      <style:text-properties officeooo:rsid="011411e9"/>
    </style:style>
    <style:style style:name="T185" style:family="text">
      <style:text-properties officeooo:rsid="0114ac00"/>
    </style:style>
    <style:style style:name="T186" style:family="text">
      <style:text-properties officeooo:rsid="0115c6af"/>
    </style:style>
    <style:style style:name="T187" style:family="text">
      <style:text-properties officeooo:rsid="01164d25"/>
    </style:style>
    <style:style style:name="T188" style:family="text">
      <style:text-properties officeooo:rsid="011a6bc3"/>
    </style:style>
    <style:style style:name="T189" style:family="text">
      <style:text-properties officeooo:rsid="011d430e"/>
    </style:style>
    <style:style style:name="T190" style:family="text">
      <style:text-properties officeooo:rsid="012172dd"/>
    </style:style>
    <style:style style:name="T191" style:family="text">
      <style:text-properties officeooo:rsid="01230095"/>
    </style:style>
    <style:style style:name="T192" style:family="text">
      <style:text-properties officeooo:rsid="01286586"/>
    </style:style>
    <style:style style:name="T193" style:family="text">
      <style:text-properties officeooo:rsid="012a3349"/>
    </style:style>
    <style:style style:name="T194" style:family="text">
      <style:text-properties officeooo:rsid="012b2747"/>
    </style:style>
    <style:style style:name="T195" style:family="text">
      <style:text-properties officeooo:rsid="012e4428"/>
    </style:style>
    <style:style style:name="T196" style:family="text">
      <style:text-properties officeooo:rsid="012ea5f8"/>
    </style:style>
    <style:style style:name="T197" style:family="text">
      <style:text-properties officeooo:rsid="012ff093"/>
    </style:style>
    <style:style style:name="T198" style:family="text">
      <style:text-properties style:text-underline-style="solid" style:text-underline-type="double" style:text-underline-width="auto" style:text-underline-color="font-color"/>
    </style:style>
    <style:style style:name="T199" style:family="text">
      <style:text-properties officeooo:rsid="0134757e"/>
    </style:style>
    <style:style style:name="T200" style:family="text">
      <style:text-properties officeooo:rsid="0135e462"/>
    </style:style>
    <style:style style:name="T201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2" style:family="text">
      <style:text-properties officeooo:rsid="013eca18"/>
    </style:style>
    <style:style style:name="T203" style:family="text">
      <style:text-properties officeooo:rsid="0140f8af"/>
    </style:style>
    <style:style style:name="T204" style:family="text">
      <style:text-properties officeooo:rsid="014274a8"/>
    </style:style>
    <style:style style:name="T205" style:family="text">
      <style:text-properties officeooo:rsid="0144296b"/>
    </style:style>
    <style:style style:name="T206" style:family="text">
      <style:text-properties officeooo:rsid="01476a30"/>
    </style:style>
    <style:style style:name="T207" style:family="text">
      <style:text-properties officeooo:rsid="014c7d34"/>
    </style:style>
    <style:style style:name="T208" style:family="text">
      <style:text-properties officeooo:rsid="014ea5b0"/>
    </style:style>
    <style:style style:name="T209" style:family="text">
      <style:text-properties officeooo:rsid="0153c599"/>
    </style:style>
    <style:style style:name="T210" style:family="text">
      <style:text-properties officeooo:rsid="01556696"/>
    </style:style>
    <style:style style:name="T211" style:family="text">
      <style:text-properties officeooo:rsid="015bdad7"/>
    </style:style>
    <style:style style:name="T212" style:family="text">
      <style:text-properties officeooo:rsid="016346ab"/>
    </style:style>
    <style:style style:name="T213" style:family="text">
      <style:text-properties officeooo:rsid="0166b561"/>
    </style:style>
    <style:style style:name="T214" style:family="text">
      <style:text-properties officeooo:rsid="016a5a1e"/>
    </style:style>
    <style:style style:name="T215" style:family="text">
      <style:text-properties officeooo:rsid="016cbd37"/>
    </style:style>
    <style:style style:name="T216" style:family="text">
      <style:text-properties officeooo:rsid="0173a8dd"/>
    </style:style>
    <style:style style:name="T217" style:family="text">
      <style:text-properties officeooo:rsid="0178c7ea"/>
    </style:style>
    <style:style style:name="T218" style:family="text">
      <style:text-properties officeooo:rsid="017f414b"/>
    </style:style>
    <style:style style:name="T219" style:family="text">
      <style:text-properties officeooo:rsid="017f46c3"/>
    </style:style>
    <style:style style:name="T220" style:family="text">
      <style:text-properties officeooo:rsid="01892e19"/>
    </style:style>
    <style:style style:name="T221" style:family="text">
      <style:text-properties officeooo:rsid="018ed058"/>
    </style:style>
    <style:style style:name="T222" style:family="text">
      <style:text-properties officeooo:rsid="019385bb"/>
    </style:style>
    <style:style style:name="T223" style:family="text">
      <style:text-properties officeooo:rsid="0193e58c"/>
    </style:style>
    <style:style style:name="T224" style:family="text">
      <style:text-properties officeooo:rsid="01997cd4"/>
    </style:style>
    <style:style style:name="T225" style:family="text">
      <style:text-properties officeooo:rsid="01a3e81b"/>
    </style:style>
    <style:style style:name="T226" style:family="text">
      <style:text-properties officeooo:rsid="01aa16b0"/>
    </style:style>
    <style:style style:name="T227" style:family="text">
      <style:text-properties officeooo:rsid="01ab79ac"/>
    </style:style>
    <style:style style:name="T228" style:family="text">
      <style:text-properties officeooo:rsid="01ac6df2"/>
    </style:style>
    <style:style style:name="T229" style:family="text">
      <style:text-properties officeooo:rsid="01ad8985"/>
    </style:style>
    <style:style style:name="T230" style:family="text">
      <style:text-properties officeooo:rsid="01b32a1f"/>
    </style:style>
    <style:style style:name="T231" style:family="text">
      <style:text-properties officeooo:rsid="01b45530"/>
    </style:style>
    <style:style style:name="T232" style:family="text">
      <style:text-properties officeooo:rsid="01b58143"/>
    </style:style>
    <style:style style:name="T233" style:family="text">
      <style:text-properties officeooo:rsid="01bce5df"/>
    </style:style>
    <style:style style:name="T234" style:family="text">
      <style:text-properties officeooo:rsid="01c7d474"/>
    </style:style>
    <style:style style:name="T235" style:family="text">
      <style:text-properties officeooo:rsid="01ca9e5f"/>
    </style:style>
    <style:style style:name="T236" style:family="text">
      <style:text-properties officeooo:rsid="01cd268b"/>
    </style:style>
    <style:style style:name="T237" style:family="text">
      <style:text-properties officeooo:rsid="01d05ca9"/>
    </style:style>
    <style:style style:name="T238" style:family="text">
      <style:text-properties officeooo:rsid="01d1e07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74">Terminal</text:p>
              <text:p text:style-name="P24"><text:span text:style-name="T135"><text:s/></text:span><text:span text:style-name="T136">glossary </text:span><text:span text:style-name="T137">0.</text:span><text:span text:style-name="T138">4</text:span></text:p>
            </table:table-cell>
            <table:table-cell table:style-name="Table4.B1" office:value-type="string">
              <text:p text:style-name="P218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79"><text:a xlink:type="simple" xlink:href="#__RefHeading___Toc653_1005567325" text:style-name="Index_20_Link" text:visited-style-name="Index_20_Link">New terminal<text:tab/>1</text:a></text:p>
            <text:p text:style-name="P279"><text:a xlink:type="simple" xlink:href="#__RefHeading___Toc24326_1983577219" text:style-name="Index_20_Link" text:visited-style-name="Index_20_Link">quick tricks<text:tab/>1</text:a></text:p>
            <text:p text:style-name="P278"><text:a xlink:type="simple" xlink:href="#__RefHeading___Toc4184_2220584875" text:style-name="Index_20_Link" text:visited-style-name="Index_20_Link">terminal history<text:tab/>1</text:a></text:p>
            <text:p text:style-name="P278"><text:a xlink:type="simple" xlink:href="#__RefHeading___Toc11632_2453026979" text:style-name="Index_20_Link" text:visited-style-name="Index_20_Link">clear screen<text:tab/>1</text:a></text:p>
            <text:p text:style-name="P278"><text:a xlink:type="simple" xlink:href="#__RefHeading___Toc11881_1362329892" text:style-name="Index_20_Link" text:visited-style-name="Index_20_Link">!! (repeat)<text:tab/>1</text:a></text:p>
            <text:p text:style-name="P278"><text:a xlink:type="simple" xlink:href="#__RefHeading___Toc11883_1362329892" text:style-name="Index_20_Link" text:visited-style-name="Index_20_Link">combine commnds<text:tab/>2</text:a></text:p>
            <text:p text:style-name="P278"><text:a xlink:type="simple" xlink:href="#__RefHeading___Toc24312_1983577219" text:style-name="Index_20_Link" text:visited-style-name="Index_20_Link">multi-line<text:tab/>2</text:a></text:p>
            <text:p text:style-name="P278"><text:a xlink:type="simple" xlink:href="#__RefHeading___Toc3913_1766262121" text:style-name="Index_20_Link" text:visited-style-name="Index_20_Link">math<text:tab/>2</text:a></text:p>
            <text:p text:style-name="P278"><text:a xlink:type="simple" xlink:href="#__RefHeading___Toc24328_1983577219" text:style-name="Index_20_Link" text:visited-style-name="Index_20_Link">locate<text:tab/>2</text:a></text:p>
            <text:p text:style-name="P278"><text:a xlink:type="simple" xlink:href="#__RefHeading___Toc24314_1983577219" text:style-name="Index_20_Link" text:visited-style-name="Index_20_Link">inline ruby<text:tab/>2</text:a></text:p>
            <text:p text:style-name="P279"><text:a xlink:type="simple" xlink:href="#__RefHeading___Toc3165_268976311" text:style-name="Index_20_Link" text:visited-style-name="Index_20_Link">Navigation<text:tab/>2</text:a></text:p>
            <text:p text:style-name="P278"><text:a xlink:type="simple" xlink:href="#__RefHeading___Toc3169_1590653438" text:style-name="Index_20_Link" text:visited-style-name="Index_20_Link">list<text:tab/>2</text:a></text:p>
            <text:p text:style-name="P278"><text:a xlink:type="simple" xlink:href="#__RefHeading___Toc3167_268976311" text:style-name="Index_20_Link" text:visited-style-name="Index_20_Link">find<text:tab/>2</text:a></text:p>
            <text:p text:style-name="P278"><text:a xlink:type="simple" xlink:href="#__RefHeading___Toc24330_1983577219" text:style-name="Index_20_Link" text:visited-style-name="Index_20_Link">tree<text:tab/>2</text:a></text:p>
            <text:p text:style-name="P279"><text:a xlink:type="simple" xlink:href="#__RefHeading___Toc11528_3461777943" text:style-name="Index_20_Link" text:visited-style-name="Index_20_Link">Directories<text:tab/>2</text:a></text:p>
            <text:p text:style-name="P278"><text:a xlink:type="simple" xlink:href="#__RefHeading___Toc11530_3461777943" text:style-name="Index_20_Link" text:visited-style-name="Index_20_Link">working dir<text:tab/>2</text:a></text:p>
            <text:p text:style-name="P278"><text:a xlink:type="simple" xlink:href="#__RefHeading___Toc11885_1362329892" text:style-name="Index_20_Link" text:visited-style-name="Index_20_Link">new directory<text:tab/>2</text:a></text:p>
            <text:p text:style-name="P278"><text:a xlink:type="simple" xlink:href="#__RefHeading___Toc3171_1590653438" text:style-name="Index_20_Link" text:visited-style-name="Index_20_Link">change directory<text:tab/>2</text:a></text:p>
            <text:p text:style-name="P278"><text:a xlink:type="simple" xlink:href="#__RefHeading___Toc11136_952624381" text:style-name="Index_20_Link" text:visited-style-name="Index_20_Link">open directory<text:tab/>2</text:a></text:p>
            <text:p text:style-name="P278"><text:a xlink:type="simple" xlink:href="#__RefHeading___Toc2029_451784513" text:style-name="Index_20_Link" text:visited-style-name="Index_20_Link">bash<text:tab/>2</text:a></text:p>
            <text:p text:style-name="P279"><text:a xlink:type="simple" xlink:href="#__RefHeading___Toc11706_1086886642" text:style-name="Index_20_Link" text:visited-style-name="Index_20_Link">files<text:tab/>3</text:a></text:p>
            <text:p text:style-name="P278"><text:a xlink:type="simple" xlink:href="#__RefHeading___Toc2608_1379477827" text:style-name="Index_20_Link" text:visited-style-name="Index_20_Link">create a new file<text:tab/>3</text:a></text:p>
            <text:p text:style-name="P278"><text:a xlink:type="simple" xlink:href="#__RefHeading___Toc2610_1379477827" text:style-name="Index_20_Link" text:visited-style-name="Index_20_Link">Copy<text:tab/>3</text:a></text:p>
            <text:p text:style-name="P278"><text:a xlink:type="simple" xlink:href="#__RefHeading___Toc3179_1590653438" text:style-name="Index_20_Link" text:visited-style-name="Index_20_Link">Move<text:tab/>3</text:a></text:p>
            <text:p text:style-name="P278"><text:a xlink:type="simple" xlink:href="#__RefHeading___Toc3181_1590653438" text:style-name="Index_20_Link" text:visited-style-name="Index_20_Link">Rename<text:tab/>3</text:a></text:p>
            <text:p text:style-name="P278"><text:a xlink:type="simple" xlink:href="#__RefHeading___Toc3183_1590653438" text:style-name="Index_20_Link" text:visited-style-name="Index_20_Link">Delete<text:tab/>3</text:a></text:p>
            <text:p text:style-name="P276"><text:a xlink:type="simple" xlink:href="#__RefHeading___Toc20017_205490006" text:style-name="Index_20_Link" text:visited-style-name="Index_20_Link">file contents<text:tab/>3</text:a></text:p>
            <text:p text:style-name="P277"><text:a xlink:type="simple" xlink:href="#__RefHeading___Toc11889_1362329892" text:style-name="Index_20_Link" text:visited-style-name="Index_20_Link">less<text:tab/>3</text:a></text:p>
            <text:p text:style-name="P278"><text:a xlink:type="simple" xlink:href="#__RefHeading___Toc11891_1362329892" text:style-name="Index_20_Link" text:visited-style-name="Index_20_Link">difference<text:tab/>3</text:a></text:p>
            <text:p text:style-name="P278"><text:a xlink:type="simple" xlink:href="#__RefHeading___Toc11893_1362329892" text:style-name="Index_20_Link" text:visited-style-name="Index_20_Link">word count<text:tab/>3</text:a></text:p>
            <text:p text:style-name="P276"><text:a xlink:type="simple" xlink:href="#__RefHeading___Toc24332_1983577219" text:style-name="Index_20_Link" text:visited-style-name="Index_20_Link">Make executables<text:tab/>3</text:a></text:p>
            <text:p text:style-name="P276"><text:a xlink:type="simple" xlink:href="#__RefHeading___Toc11138_952624381" text:style-name="Index_20_Link" text:visited-style-name="Index_20_Link">editing files<text:tab/>4</text:a></text:p>
            <text:p text:style-name="P278"><text:a xlink:type="simple" xlink:href="#__RefHeading___Toc3187_1590653438" text:style-name="Index_20_Link" text:visited-style-name="Index_20_Link">Redirection<text:tab/>4</text:a></text:p>
            <text:p text:style-name="P277"><text:a xlink:type="simple" xlink:href="#__RefHeading___Toc3189_1590653438" text:style-name="Index_20_Link" text:visited-style-name="Index_20_Link">Appending<text:tab/>4</text:a></text:p>
            <text:p text:style-name="P277"><text:a xlink:type="simple" xlink:href="#__RefHeading___Toc3191_1590653438" text:style-name="Index_20_Link" text:visited-style-name="Index_20_Link">Piping<text:tab/>4</text:a></text:p>
            <text:p text:style-name="P277"><text:a xlink:type="simple" xlink:href="#__RefHeading___Toc3193_1590653438" text:style-name="Index_20_Link" text:visited-style-name="Index_20_Link">Sorting<text:tab/>4</text:a></text:p>
            <text:p text:style-name="P277"><text:a xlink:type="simple" xlink:href="#__RefHeading___Toc3195_1590653438" text:style-name="Index_20_Link" text:visited-style-name="Index_20_Link">Unique<text:tab/>4</text:a></text:p>
            <text:p text:style-name="P279"><text:a xlink:type="simple" xlink:href="#__RefHeading___Toc7548_3431889803" text:style-name="Index_20_Link" text:visited-style-name="Index_20_Link">CURL (download)<text:tab/>4</text:a></text:p>
            <text:p text:style-name="P279"><text:a xlink:type="simple" xlink:href="#__RefHeading___Toc11536_3461777943" text:style-name="Index_20_Link" text:visited-style-name="Index_20_Link">GREP<text:tab/>4</text:a></text:p>
            <text:p text:style-name="P277"><text:a xlink:type="simple" xlink:href="#__RefHeading___Toc11895_1362329892" text:style-name="Index_20_Link" text:visited-style-name="Index_20_Link">or<text:tab/>4</text:a></text:p>
            <text:p text:style-name="P279"><text:a xlink:type="simple" xlink:href="#__RefHeading___Toc5624_428051376" text:style-name="Index_20_Link" text:visited-style-name="Index_20_Link">stdin<text:tab/>4</text:a></text:p>
            <text:p text:style-name="P277"><text:a xlink:type="simple" xlink:href="#__RefHeading___Toc2214_1677407077" text:style-name="Index_20_Link" text:visited-style-name="Index_20_Link">stream editor<text:tab/>4</text:a></text:p>
            <text:p text:style-name="P279"><text:a xlink:type="simple" xlink:href="#__RefHeading___Toc10155_72527309" text:style-name="Index_20_Link" text:visited-style-name="Index_20_Link">Apps<text:tab/>5</text:a></text:p>
            <text:p text:style-name="P278"><text:a xlink:type="simple" xlink:href="#__RefHeading___Toc3662_382694965" text:style-name="Index_20_Link" text:visited-style-name="Index_20_Link">terminal names<text:tab/>5</text:a></text:p>
            <text:p text:style-name="P278"><text:a xlink:type="simple" xlink:href="#__RefHeading___Toc10157_72527309" text:style-name="Index_20_Link" text:visited-style-name="Index_20_Link">List app paths<text:tab/>5</text:a></text:p>
            <text:p text:style-name="P276"><text:a xlink:type="simple" xlink:href="#__RefHeading___Toc708_828875736" text:style-name="Index_20_Link" text:visited-style-name="Index_20_Link">Install apps<text:tab/>5</text:a></text:p>
            <text:p text:style-name="P278"><text:a xlink:type="simple" xlink:href="#__RefHeading___Toc1022_1285522627" text:style-name="Index_20_Link" text:visited-style-name="Index_20_Link">uninstall apps<text:tab/>5</text:a></text:p>
            <text:p text:style-name="P278"><text:a xlink:type="simple" xlink:href="#__RefHeading___Toc2127_37273550" text:style-name="Index_20_Link" text:visited-style-name="Index_20_Link">reinstall apps<text:tab/>5</text:a></text:p>
            <text:p text:style-name="P276"><text:a xlink:type="simple" xlink:href="#__RefHeading___Toc11634_2453026979" text:style-name="Index_20_Link" text:visited-style-name="Index_20_Link">ppas<text:tab/>5</text:a></text:p>
            <text:p text:style-name="P278"><text:a xlink:type="simple" xlink:href="#__RefHeading___Toc24342_1983577219" text:style-name="Index_20_Link" text:visited-style-name="Index_20_Link">list<text:tab/>5</text:a></text:p>
            <text:p text:style-name="P278"><text:a xlink:type="simple" xlink:href="#__RefHeading___Toc11636_2453026979" text:style-name="Index_20_Link" text:visited-style-name="Index_20_Link">add ppa clever-way<text:tab/>5</text:a></text:p>
            <text:p text:style-name="P278"><text:a xlink:type="simple" xlink:href="#__RefHeading___Toc1024_1285522627" text:style-name="Index_20_Link" text:visited-style-name="Index_20_Link">remove ppas<text:tab/>5</text:a></text:p>
            <text:p text:style-name="P278"><text:a xlink:type="simple" xlink:href="#__RefHeading___Toc11708_1086886642" text:style-name="Index_20_Link" text:visited-style-name="Index_20_Link">install .sh scripts<text:tab/>5</text:a></text:p>
            <text:p text:style-name="P276"><text:a xlink:type="simple" xlink:href="#__RefHeading___Toc869_553901057" text:style-name="Index_20_Link" text:visited-style-name="Index_20_Link">Install updates<text:tab/>6</text:a></text:p>
            <text:p text:style-name="P276"><text:a xlink:type="simple" xlink:href="#__RefHeading___Toc1026_1285522627" text:style-name="Index_20_Link" text:visited-style-name="Index_20_Link">fixing repos<text:tab/>6</text:a></text:p>
            <text:p text:style-name="P279"><text:a xlink:type="simple" xlink:href="#__RefHeading___Toc2218_1677407077" text:style-name="Index_20_Link" text:visited-style-name="Index_20_Link">System<text:tab/>6</text:a></text:p>
            <text:p text:style-name="P276"><text:a xlink:type="simple" xlink:href="#__RefHeading___Toc2220_1677407077" text:style-name="Index_20_Link" text:visited-style-name="Index_20_Link">disks<text:tab/>6</text:a></text:p>
            <text:p text:style-name="P276"><text:a xlink:type="simple" xlink:href="#__RefHeading___Toc3171_268976311" text:style-name="Index_20_Link" text:visited-style-name="Index_20_Link">disk usage<text:tab/>6</text:a></text:p>
            <text:p text:style-name="P278"><text:a xlink:type="simple" xlink:href="#__RefHeading___Toc1020_1285522627" text:style-name="Index_20_Link" text:visited-style-name="Index_20_Link">scandisk<text:tab/>6</text:a></text:p>
            <text:p text:style-name="P278"><text:a xlink:type="simple" xlink:href="#__RefHeading___Toc5570_428051376" text:style-name="Index_20_Link" text:visited-style-name="Index_20_Link">mounting<text:tab/>6</text:a></text:p>
            <text:p text:style-name="P276"><text:a xlink:type="simple" xlink:href="#__RefHeading___Toc3690_382694965" text:style-name="Index_20_Link" text:visited-style-name="Index_20_Link">Manual (help)<text:tab/>7</text:a></text:p>
            <text:p text:style-name="P276"><text:a xlink:type="simple" xlink:href="#__RefHeading___Toc2077_451784513" text:style-name="Index_20_Link" text:visited-style-name="Index_20_Link">power-off<text:tab/>7</text:a></text:p>
            <text:p text:style-name="P276"><text:a xlink:type="simple" xlink:href="#__RefHeading___Toc2008_451784513" text:style-name="Index_20_Link" text:visited-style-name="Index_20_Link">processes<text:tab/>7</text:a></text:p>
            <text:p text:style-name="P278"><text:a xlink:type="simple" xlink:href="#__RefHeading___Toc2010_451784513" text:style-name="Index_20_Link" text:visited-style-name="Index_20_Link">top<text:tab/>7</text:a></text:p>
            <text:p text:style-name="P278"><text:a xlink:type="simple" xlink:href="#__RefHeading___Toc2012_451784513" text:style-name="Index_20_Link" text:visited-style-name="Index_20_Link">ps<text:tab/>7</text:a></text:p>
            <text:p text:style-name="P278"><text:a xlink:type="simple" xlink:href="#__RefHeading___Toc2198_1677407077" text:style-name="Index_20_Link" text:visited-style-name="Index_20_Link">jobs<text:tab/>7</text:a></text:p>
            <text:p text:style-name="P278"><text:a xlink:type="simple" xlink:href="#__RefHeading___Toc2014_451784513" text:style-name="Index_20_Link" text:visited-style-name="Index_20_Link">pgrep<text:tab/>7</text:a></text:p>
            <text:p text:style-name="P278"><text:a xlink:type="simple" xlink:href="#__RefHeading___Toc2016_451784513" text:style-name="Index_20_Link" text:visited-style-name="Index_20_Link">kill<text:tab/>7</text:a></text:p>
            <text:p text:style-name="P278"><text:a xlink:type="simple" xlink:href="#__RefHeading___Toc2018_451784513" text:style-name="Index_20_Link" text:visited-style-name="Index_20_Link">pkill &amp; killall<text:tab/>7</text:a></text:p>
            <text:p text:style-name="P278"><text:a xlink:type="simple" xlink:href="#__RefHeading___Toc2200_1677407077" text:style-name="Index_20_Link" text:visited-style-name="Index_20_Link">disown<text:tab/>7</text:a></text:p>
            <text:p text:style-name="P279"><text:a xlink:type="simple" xlink:href="#__RefHeading___Toc809_1365304481" text:style-name="Index_20_Link" text:visited-style-name="Index_20_Link">Archives<text:tab/>7</text:a></text:p>
            <text:p text:style-name="P278"><text:a xlink:type="simple" xlink:href="#__RefHeading___Toc811_1365304481" text:style-name="Index_20_Link" text:visited-style-name="Index_20_Link">TAR<text:tab/>7</text:a></text:p>
            <text:p text:style-name="P278"><text:a xlink:type="simple" xlink:href="#__RefHeading___Toc871_553901057" text:style-name="Index_20_Link" text:visited-style-name="Index_20_Link">Zip<text:tab/>7</text:a></text:p>
            <text:p text:style-name="P279"><text:a xlink:type="simple" xlink:href="#__RefHeading___Toc2079_451784513" text:style-name="Index_20_Link" text:visited-style-name="Index_20_Link">personalize bash<text:tab/>8</text:a></text:p>
            <text:p text:style-name="P278"><text:a xlink:type="simple" xlink:href="#__RefHeading___Toc2002_451784513" text:style-name="Index_20_Link" text:visited-style-name="Index_20_Link">autocompletion<text:tab/>8</text:a></text:p>
            <text:p text:style-name="P278"><text:a xlink:type="simple" xlink:href="#__RefHeading___Toc2004_451784513" text:style-name="Index_20_Link" text:visited-style-name="Index_20_Link">colors meaning<text:tab/>8</text:a></text:p>
            <text:p text:style-name="P278"><text:a xlink:type="simple" xlink:href="#__RefHeading___Toc11638_2453026979" text:style-name="Index_20_Link" text:visited-style-name="Index_20_Link">pvo PS1<text:tab/>8</text:a></text:p>
            <text:p text:style-name="P279"><text:a xlink:type="simple" xlink:href="#__RefHeading___Toc5626_428051376" text:style-name="Index_20_Link" text:visited-style-name="Index_20_Link">specific apps<text:tab/>9</text:a></text:p>
            <text:p text:style-name="P276"><text:a xlink:type="simple" xlink:href="#__RefHeading___Toc44535_1435368569" text:style-name="Index_20_Link" text:visited-style-name="Index_20_Link">Bash<text:tab/>9</text:a></text:p>
            <text:p text:style-name="P276"><text:a xlink:type="simple" xlink:href="#__RefHeading___Toc2935_3392871848" text:style-name="Index_20_Link" text:visited-style-name="Index_20_Link">Libre Office<text:tab/>9</text:a></text:p>
            <text:p text:style-name="P278"><text:a xlink:type="simple" xlink:href="#__RefHeading___Toc2937_3392871848" text:style-name="Index_20_Link" text:visited-style-name="Index_20_Link">white icons:<text:tab/>9</text:a></text:p>
            <text:p text:style-name="P276"><text:a xlink:type="simple" xlink:href="#__RefHeading___Toc10904_151467102" text:style-name="Index_20_Link" text:visited-style-name="Index_20_Link">Terminator<text:tab/>9</text:a></text:p>
            <text:p text:style-name="P276"><text:a xlink:type="simple" xlink:href="#__RefHeading___Toc11897_1362329892" text:style-name="Index_20_Link" text:visited-style-name="Index_20_Link">Vim<text:tab/>9</text:a></text:p>
            <text:p text:style-name="P276"><text:a xlink:type="simple" xlink:href="#__RefHeading___Toc2384_1677407077" text:style-name="Index_20_Link" text:visited-style-name="Index_20_Link">Clementine<text:tab/>9</text:a></text:p>
            <text:p text:style-name="P276"><text:a xlink:type="simple" xlink:href="#__RefHeading___Toc20019_205490006" text:style-name="Index_20_Link" text:visited-style-name="Index_20_Link">Sublime Text<text:tab/>9</text:a></text:p>
            <text:p text:style-name="P277"><text:a xlink:type="simple" xlink:href="#__RefHeading___Toc11640_2453026979" text:style-name="Index_20_Link" text:visited-style-name="Index_20_Link">packgs installed<text:tab/>10</text:a></text:p>
            <text:p text:style-name="P276"><text:a xlink:type="simple" xlink:href="#__RefHeading___Toc3026_174597556" text:style-name="Index_20_Link" text:visited-style-name="Index_20_Link">Linux directories<text:tab/>11</text:a></text:p>
          </text:index-body>
        </text:table-of-content>
        <text:p text:style-name="P8"/>
      </text:section>
      <text:section text:style-name="Sect3" text:name="Section1">
        <text:h text:style-name="P304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69">g</text:span>nome-terminal</text:p>
            </table:table-cell>
            <table:table-cell table:style-name="Table25.B1" office:value-type="string">
              <text:p text:style-name="P221">ctrl+<text:span text:style-name="T176">alt</text:span>+t</text:p>
            </table:table-cell>
          </table:table-row>
        </table:table>
        <text:h text:style-name="P308" text:outline-level="1"><text:span text:style-name="Source_20_Text"/></text:h>
        <text:h text:style-name="P316" text:outline-level="1"><text:bookmark-start text:name="__RefHeading___Toc24326_1983577219"/><text:span text:style-name="Source_20_Text"><text:span text:style-name="T237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23">$ <text:span text:style-name="T47">history</text:span> | grep .odt</text:p>
            </table:table-cell>
            <table:table-cell table:style-name="Table50.B1" office:value-type="string">
              <text:p text:style-name="P28"><text:span text:style-name="Source_20_Text"><text:span text:style-name="T208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17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29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37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19"> ls</text:span></text:p>
              <text:p text:style-name="P115">$ <text:span text:style-name="T47">!! -l</text:span></text:p>
            </table:table-cell>
            <table:table-cell table:style-name="Table44.A1" office:value-type="string">
              <text:p text:style-name="P119"><text:span text:style-name="T55">$</text:span><text:span text:style-name="T47"> sudo !!</text:span></text:p>
            </table:table-cell>
            <table:table-cell table:style-name="Table44.C1" office:value-type="string">
              <text:p text:style-name="P205"><text:span text:style-name="Source_20_Text"><text:span text:style-name="T62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24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7">;</text:span> cd uoo</text:p>
            </table:table-cell>
          </table:table-row>
          <table:table-row>
            <table:table-cell table:style-name="Table52.A2" office:value-type="string">
              <text:p text:style-name="P116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37"> echo \ </text:span><text:span text:style-name="T47">⏎</text:span><text:span text:style-name="T52"> </text:span></text:p>
              <text:p text:style-name="P138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41"><text:span text:style-name="T234">$ echo </text:span><text:span text:style-name="T47">$((expression))</text:span></text:p>
            </table:table-cell>
          </table:table-row>
          <table:table-row>
            <table:table-cell table:style-name="Table59.A2" office:value-type="string">
              <text:p text:style-name="P142">$ echo<text:span text:style-name="T47">$((12/4))</text:span> <text:s text:c="9"/># returns 3</text:p>
              <text:p text:style-name="P142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39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14"><text:span text:style-name="T28">-c</text:span><text:span text:style-name="T206"> </text:span></text:p>
            </table:table-cell>
            <table:table-cell table:style-name="Table27.B4" office:value-type="string">
              <text:p text:style-name="P214">how many times a <text:span text:style-name="T55">search</text:span> is matched</text:p>
            </table:table-cell>
          </table:table-row>
          <table:table-row>
            <table:table-cell table:style-name="Table27.A2" office:value-type="string">
              <text:p text:style-name="P141">-n<text:span text:style-name="T209"> 9</text:span></text:p>
            </table:table-cell>
            <table:table-cell table:style-name="Table27.B4" office:value-type="string">
              <text:p text:style-name="P215">limits results number</text:p>
            </table:table-cell>
          </table:table-row>
          <table:table-row>
            <table:table-cell table:style-name="Table27.A2" office:value-type="string">
              <text:p text:style-name="P140">-i</text:p>
            </table:table-cell>
            <table:table-cell table:style-name="Table27.B4" office:value-type="string">
              <text:p text:style-name="P216">case insenstitive</text:p>
            </table:table-cell>
          </table:table-row>
        </table:table>
        <text:p text:style-name="P217">since <text:span text:style-name="T29">locate</text:span> reads a database file, the results may be outdated and not completely true. To mitigate this issue, you can update your file paths database <text:span text:style-name="T207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41">$<text:span text:style-name="T237"> ruby -e "10.times{ puts 'uoo' }"</text:span></text:p>
            </table:table-cell>
          </table:table-row>
        </table:table>
        <text:h text:style-name="P305" text:outline-level="1"/>
        <text:h text:style-name="P317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1">$ ls<text:span text:style-name="T185"> -al</text:span><text:tab/><text:span text:style-name="T71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61"><text:span text:style-name="Source_20_Text"><text:span text:style-name="T36">-a</text:span></text:span><text:span text:style-name="T36"> </text:span><text:span text:style-name="T95">lists </text:span><text:span text:style-name="T122">all contents</text:span><text:span text:style-name="T95">, including </text:span><text:span text:style-name="T122">hidden</text:span><text:span text:style-name="T95"> files and directories </text:span></text:p>
            </table:table-cell>
            <table:table-cell table:style-name="Table1.B1" table:number-rows-spanned="2" office:value-type="string">
              <text:p text:style-name="P160"><text:span text:style-name="Source_20_Text"><text:span text:style-name="T36">-l</text:span></text:span><text:span text:style-name="T33"> </text:span><text:span text:style-name="T95">lists all </text:span><text:span text:style-name="T121">contents of a </text:span><text:span text:style-name="T95">directory in </text:span><text:span text:style-name="T124">long format</text:span><text:span text:style-name="T104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6">-t</text:span></text:span><text:span text:style-name="T33"> </text:span><text:span text:style-name="T123">order</text:span><text:span text:style-name="T103"> files and directories by </text:span><text:span text:style-name="T123">the time </text:span><text:span text:style-name="T103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07"><text:span text:style-name="T47">ls</text:span> ~/Downloads | <text:span text:style-name="T47">grep</text:span> '\.csv'</text:p>
              <text:p text:style-name="P199"><text:span text:style-name="T162">Extensions<text:tab/></text:span>only .<text:span text:style-name="T150">csv files</text:span></text:p>
            </table:table-cell>
            <table:table-cell table:style-name="Table6.B1" office:value-type="string">
              <text:p text:style-name="P41">-r</text:p>
              <text:p text:style-name="P193">reverse<text:span text:style-name="T221">d</text:span></text:p>
            </table:table-cell>
          </table:table-row>
          <table:table-row>
            <table:table-cell table:style-name="Table6.A2" office:value-type="string">
              <text:p text:style-name="P108"><text:span text:style-name="T47">-h</text:span> <text:span text:style-name="T78">h</text:span><text:span text:style-name="T71">uman-readable</text:span><text:span text:style-name="T76"> (</text:span><text:span text:style-name="T77">byte-count</text:span><text:span text:style-name="T76">)</text:span></text:p>
            </table:table-cell>
            <table:table-cell table:style-name="Table6.B2" office:value-type="string">
              <text:p text:style-name="P41"/>
            </table:table-cell>
          </table:table-row>
          <table:table-row>
            <table:table-cell table:style-name="Table6.A2" office:value-type="string">
              <text:p text:style-name="P111"><text:span text:style-name="T47">-S</text:span> <text:span text:style-name="T71">size</text:span></text:p>
            </table:table-cell>
            <table:table-cell table:style-name="Table6.B2" office:value-type="string">
              <text:p text:style-name="P41"/>
            </table:table-cell>
          </table:table-row>
        </table:table>
        <text:p text:style-name="P200">list all files beginning with "R" <text:span text:style-name="T35">$ ls </text:span><text:span text:style-name="T38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7"><text:span text:style-name="T210">$ </text:span><text:span text:style-name="T47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6"><text:span text:style-name="T210">$ </text:span><text:span text:style-name="T47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5">-amin</text:p>
            </table:table-cell>
            <table:table-cell table:style-name="Table35.B3" office:value-type="string">
              <text:p text:style-name="P197">last accessed n minutes ago</text:p>
            </table:table-cell>
          </table:table-row>
          <table:table-row>
            <table:table-cell table:style-name="Table35.A3" office:value-type="string">
              <text:p text:style-name="P95">-atime</text:p>
            </table:table-cell>
            <table:table-cell table:style-name="Table35.B4" office:value-type="string">
              <text:p text:style-name="P197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17">$ grep -r uoo ~/Desktop/text_files</text:p>
            </table:table-cell>
            <table:covered-table-cell/>
          </table:table-row>
        </table:table>
        <text:h text:style-name="P332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7">-a</text:p>
            </table:table-cell>
            <table:table-cell table:style-name="Table36.B1" office:value-type="string">
              <text:p text:style-name="P272">all files</text:p>
            </table:table-cell>
            <table:table-cell table:style-name="Table36.A1" office:value-type="string">
              <text:p text:style-name="P57">-<text:span text:style-name="T171">d</text:span></text:p>
            </table:table-cell>
            <table:table-cell table:style-name="Table36.B1" table:number-columns-spanned="3" office:value-type="string">
              <text:p text:style-name="P272">only dirs</text:p>
            </table:table-cell>
            <table:covered-table-cell/>
            <table:covered-table-cell/>
            <table:table-cell table:style-name="Table36.A1" office:value-type="string">
              <text:p text:style-name="P57">-c</text:p>
            </table:table-cell>
            <table:table-cell table:style-name="Table36.H1" office:value-type="string">
              <text:p text:style-name="P272">colors</text:p>
            </table:table-cell>
          </table:table-row>
          <table:table-row>
            <table:table-cell table:style-name="Table36.A2" office:value-type="string">
              <text:p text:style-name="P56">-<text:span text:style-name="T205">d</text:span>u</text:p>
            </table:table-cell>
            <table:table-cell table:style-name="Table36.B2" table:number-columns-spanned="3" office:value-type="string">
              <text:p text:style-name="P273">report size</text:p>
            </table:table-cell>
            <table:covered-table-cell/>
            <table:covered-table-cell/>
            <table:table-cell table:style-name="Table36.A2" office:value-type="string">
              <text:p text:style-name="P56">-h</text:p>
            </table:table-cell>
            <table:table-cell table:style-name="Table36.F2" table:number-columns-spanned="3" office:value-type="string">
              <text:p text:style-name="P273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5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09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1">working di</text:span></text:span><text:span text:style-name="Source_20_Text"><text:span text:style-name="T114">r</text:span></text:span><text:span text:style-name="Source_20_Text"><text:span text:style-name="T113"><text:tab/></text:span></text:span><text:bookmark-end text:name="__RefHeading___Toc11530_3461777943"/></text:h>
              <text:p text:style-name="P93">$ pwd</text:p>
            </table:table-cell>
            <table:table-cell table:style-name="Table30.A1" office:value-type="string">
              <text:h text:style-name="P327" text:outline-level="2"><text:span text:style-name="Source_20_Text"><text:span text:style-name="T95"/></text:span></text:h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95">$</text:span></text:span><text:span text:style-name="Source_20_Text"><text:span text:style-name="T110"> </text:span></text:span><text:span text:style-name="Source_20_Text"><text:span text:style-name="T95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24">-p</text:p>
            </table:table-cell>
            <table:table-cell table:style-name="Table51.B1" office:value-type="string">
              <text:p text:style-name="P224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95">$ cd 2015<text:tab/>$ cd .. to go </text:span></text:span><text:span text:style-name="Source_20_Text"><text:span text:style-name="T96">up</text:span></text:span></text:p>
        <text:p text:style-name="P4"><text:span text:style-name="Source_20_Text"><text:span text:style-name="T96">$ </text:span></text:span><text:span text:style-name="Source_20_Text"><text:span text:style-name="T95">cd ../../action/</text:span></text:span></text:p>
        <text:p text:style-name="P164">cd to path incl<text:span text:style-name="T202">uded</text:span> home dir </text:p>
        <text:p text:style-name="P5"><text:span text:style-name="Source_20_Text"><text:span text:style-name="T96">$ cd ~/workspace/</text:span></text:span></text:p>
        <text:h text:style-name="P333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82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5"><text:span text:style-name="T93">w</text:span>hich bash</text:p>
        <text:p text:style-name="Preformatted_20_Text"><text:span text:style-name="Source_20_Text"><text:span text:style-name="T69">to </text:span></text:span><text:span text:style-name="Source_20_Text"><text:span text:style-name="T70">find where the interpreter is </text:span></text:span><text:span text:style-name="Source_20_Text"><text:span text:style-name="T34">(/bin/bash)</text:span></text:span></text:p>
        <text:h text:style-name="P306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2">touch</text:span></text:span><text:span text:style-name="Source_20_Text"><text:span text:style-name="T95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1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94"><text:span text:style-name="Source_20_Text"><text:span text:style-name="T115">cp </text:span></text:span><text:span text:style-name="Source_20_Text"><text:span text:style-name="T97">1</text:span></text:span><text:span text:style-name="Source_20_Text"><text:span text:style-name="T115">.txt </text:span></text:span><text:span text:style-name="Source_20_Text"><text:span text:style-name="T97">2</text:span></text:span><text:span text:style-name="Source_20_Text"><text:span text:style-name="T115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07">to</text:span><text:span text:style-name="T95"> copy the contents of </text:span><text:span text:style-name="T97">1</text:span><text:span text:style-name="Strong_20_Emphasis"><text:span text:style-name="T95">.txt</text:span></text:span><text:span text:style-name="T95"> into </text:span><text:span text:style-name="T97">2</text:span><text:span text:style-name="Strong_20_Emphasis"><text:span text:style-name="T95">.txt</text:span></text:span><text:span text:style-name="T95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7">cp -a</text:span></text:span><text:span text:style-name="Source_20_Text"> /source/</text:span><text:span text:style-name="Source_20_Text"><text:span text:style-name="T47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7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0">sy</text:span>ntax that <text:span text:style-name="T47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2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15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95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57">path</text:span></text:span><text:span text:style-name="Source_20_Text">/</text:span></text:p>
            </table:table-cell>
          </table:table-row>
        </table:table>
        <text:p text:style-name="Standard"><text:span text:style-name="T163">[</text:span><text:span text:style-name="T27">list of source files</text:span><text:span text:style-name="T163">]</text:span> as the first args, <text:s/><text:span text:style-name="T163">[</text:span><text:span text:style-name="T27">destination dir</text:span><text:span text:style-name="T163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49"><text:span text:style-name="T40">$ </text:span><text:span text:style-name="Source_20_Text"><text:span text:style-name="T39">mv</text:span></text:span><text:span text:style-name="T42"> </text:span><text:span text:style-name="T98">with </text:span><text:span text:style-name="T95">the old file as the </text:span><text:span text:style-name="T108">1st</text:span><text:span text:style-name="T95"> arg and the new file as the </text:span><text:span text:style-name="T108">2nd</text:span><text:span text:style-name="T95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31">$ </text:span><text:span text:style-name="T47">mv</text:span> stacklike.rb 04-stacklike.rb</text:p>
            </table:table-cell>
          </table:table-row>
        </table:table>
        <text:p text:style-name="P151"><text:span text:style-name="T37">$ </text:span><text:span text:style-name="T36">rename</text:span><text:span text:style-name="T95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47">rename</text:span> test.txt hope.txt</text:p>
              <text:p text:style-name="P18"><text:span text:style-name="T47">rename</text:span> c:\computer\test.txt hope.txt</text:p>
            </table:table-cell>
          </table:table-row>
        </table:table>
        <text:p text:style-name="P145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60"><text:span text:style-name="T47">rename</text:span> <text:span text:style-name="T47">"</text:span><text:span text:style-name="T164">uno</text:span> <text:span text:style-name="T164">due</text:span>.txt<text:span text:style-name="T47">" "</text:span><text:span text:style-name="T164">tre</text:span> <text:span text:style-name="T164">quattro</text:span>.txt<text:span text:style-name="T47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109">$ </text:span></text:span><text:span text:style-name="Source_20_Text"><text:span text:style-name="T95">rm -r </text:span></text:span><text:span text:style-name="Source_20_Text"><text:span text:style-name="T99">culo</text:span></text:span></text:p>
            </table:table-cell>
            <table:table-cell table:style-name="Table14.B1" office:value-type="string">
              <text:p text:style-name="P165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61">culo</text:span>/</text:p>
            </table:table-cell>
            <table:table-cell table:style-name="Table14.B2" office:value-type="string">
              <text:p text:style-name="P165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58">&lt;directory&gt; $</text:span></text:span><text:span text:style-name="Source_20_Text"><text:span text:style-name="T139"> rm -rf </text:span></text:span><text:span text:style-name="Source_20_Text"><text:span text:style-name="T58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95">stands for "</text:span><text:span text:style-name="T122">recursive</text:span><text:span text:style-name="T95">" </text:span><text:soft-page-break/><text:span text:style-name="T95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56">stands for</text:span><text:span text:style-name="T54"> </text:span><text:soft-page-break/><text:span text:style-name="T54">“force”</text:span><text:span text:style-name="T56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72"><text:span text:style-name="T95">will delete </text:span><text:span text:style-name="Source_20_Text"><text:span text:style-name="T15">/controllers</text:span></text:span><text:span text:style-name="T95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83"><text:span text:style-name="Source_20_Text"><text:span text:style-name="T14">cat</text:span></text:span><text:span text:style-name="T111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83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76"><text:span text:style-name="Source_20_Text"><text:span text:style-name="T71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83">$ </text:span></text:span><text:span text:style-name="Teletype"><text:span text:style-name="T47">file</text:span></text:span><text:span text:style-name="Teletype"><text:span text:style-name="T183"> hello.txt</text:span></text:span></text:p>
            </table:table-cell>
            <table:table-cell table:style-name="Table20.A2" office:value-type="string">
              <text:p text:style-name="P184">classify a file's <text:span text:style-name="T184">data</text:span></text:p>
            </table:table-cell>
          </table:table-row>
          <table:table-row>
            <table:table-cell table:style-name="Table20.A4" office:value-type="string">
              <text:p text:style-name="P109">$ <text:span text:style-name="T47">head</text:span> poems.txt</text:p>
            </table:table-cell>
            <table:table-cell table:style-name="Table20.A2" office:value-type="string">
              <text:p text:style-name="P201">just the beginning</text:p>
            </table:table-cell>
          </table:table-row>
          <table:table-row>
            <table:table-cell table:style-name="Table20.A4" office:value-type="string">
              <text:p text:style-name="P109">$ <text:span text:style-name="T47">tail</text:span> swear<text:span text:style-name="T222">s</text:span>.txt</text:p>
            </table:table-cell>
            <table:table-cell table:style-name="Table20.A2" office:value-type="string">
              <text:p text:style-name="P201">just the end</text:p>
            </table:table-cell>
          </table:table-row>
        </table:table>
        <text:h text:style-name="P292" text:outline-level="4"><text:bookmark-start text:name="__RefHeading___Toc11889_1362329892"/><text:span text:style-name="Source_20_Text"><text:span text:style-name="T222">less</text:span></text:span><text:bookmark-end text:name="__RefHeading___Toc11889_1362329892"/></text:h>
        <text:p text:style-name="P202"><text:span text:style-name="Source_20_Text"><text:span text:style-name="T7">$ </text:span></text:span><text:span text:style-name="Source_20_Text"><text:span text:style-name="T8">less</text:span></text:span><text:span text:style-name="T220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0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25">n</text:p>
            </table:table-cell>
            <table:table-cell table:style-name="Table47.A1" office:value-type="string">
              <text:p text:style-name="P247">next match</text:p>
            </table:table-cell>
            <table:table-cell table:style-name="Table47.A1" office:value-type="string">
              <text:p text:style-name="P225">N</text:p>
            </table:table-cell>
            <table:table-cell table:style-name="Table47.D1" office:value-type="string">
              <text:p text:style-name="P247">previous match</text:p>
            </table:table-cell>
          </table:table-row>
          <table:table-row>
            <table:table-cell table:style-name="Table47.A2" office:value-type="string">
              <text:p text:style-name="P226">1G</text:p>
            </table:table-cell>
            <table:table-cell table:style-name="Table47.A2" office:value-type="string">
              <text:p text:style-name="P248">beginning</text:p>
            </table:table-cell>
            <table:table-cell table:style-name="Table47.A2" office:value-type="string">
              <text:p text:style-name="P226">G</text:p>
            </table:table-cell>
            <table:table-cell table:style-name="Table47.D2" office:value-type="string">
              <text:p text:style-name="P248">end</text:p>
            </table:table-cell>
          </table:table-row>
          <table:table-row>
            <table:table-cell table:style-name="Table47.A2" office:value-type="string">
              <text:p text:style-name="P227">9G</text:p>
            </table:table-cell>
            <table:table-cell table:style-name="Table47.A2" office:value-type="string">
              <text:p text:style-name="P250">line 9</text:p>
            </table:table-cell>
            <table:table-cell table:style-name="Table47.A2" office:value-type="string">
              <text:p text:style-name="P226"/>
            </table:table-cell>
            <table:table-cell table:style-name="Table47.D2" office:value-type="string">
              <text:p text:style-name="P248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18"> </text:span><text:span text:style-name="T50">diff</text:span><text:span text:style-name="T218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7">wc</text:span> sonnets.txt</text:p>
            </table:table-cell>
          </table:table-row>
        </table:table>
        <text:h text:style-name="P320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41"><text:span text:style-name="T178">$ </text:span><text:span text:style-name="T47">chmod +x</text:span> <text:span text:style-name="T177">file_eseguibile</text:span>.bin </text:p>
            </table:table-cell>
          </table:table-row>
        </table:table>
        <text:h text:style-name="P334" text:outline-level="3"/>
        <text:h text:style-name="P328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2"><text:span text:style-name="Source_20_Text"><text:span text:style-name="T95">$ echo "Hello"</text:span></text:span><text:span text:style-name="Source_20_Text"><text:span text:style-name="T4"> &gt;</text:span></text:span><text:span text:style-name="Source_20_Text"><text:span text:style-name="T95"> hello.txt</text:span></text:span><text:span text:style-name="Source_20_Text"><text:span text:style-name="T112"> </text:span></text:span><text:span text:style-name="Source_20_Text"><text:span text:style-name="T64">(can be created)</text:span></text:span></text:p>
        <text:p text:style-name="P148"><text:span text:style-name="T95"><text:s/></text:span><text:span text:style-name="Source_20_Text"><text:span text:style-name="T5">&gt;</text:span></text:span><text:span text:style-name="T95"> <text:s/>redirects the standard output to a file. </text:span></text:p>
        <text:p text:style-name="P148"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entered as the standard input. </text:span></text:p>
        <text:p text:style-name="Standard"><text:span text:style-name="T95">The standard output </text:span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<text:s text:c="6"/>redirected by </text:span><text:span text:style-name="Source_20_Text"><text:span text:style-name="T5">&gt;</text:span></text:span><text:span text:style-name="T95"> to the file </text:span><text:span text:style-name="Strong_20_Emphasis"><text:span text:style-name="T95">hello.txt</text:span></text:span><text:span text:style-name="T95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3"><text:span text:style-name="Source_20_Text"><text:span text:style-name="T95">$ cat glaciers.txt &gt;&gt; rivers.txt</text:span></text:span></text:p>
        <text:p text:style-name="Standard"><text:span text:style-name="Source_20_Text"><text:span text:style-name="T16">&gt;&gt;</text:span></text:span><text:span text:style-name="T95"> takes the standard output of the command on the left and </text:span><text:span text:style-name="Emphasis"><text:span text:style-name="T95">appends</text:span></text:span><text:span text:style-name="T95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10"><text:span text:style-name="Source_20_Text"><text:span text:style-name="T95">$ cat volcanoes.txt </text:span></text:span><text:span text:style-name="Source_20_Text"><text:span text:style-name="T117"><text:s text:c="4"/></text:span></text:span><text:span text:style-name="Source_20_Text"><text:span text:style-name="T95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95">|</text:span></text:span><text:span text:style-name="T95"> takes the standard output of the command on the left, and </text:span><text:span text:style-name="Emphasis"><text:span text:style-name="T95">pipes</text:span></text:span><text:span text:style-name="T95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95">sort lakes.txt</text:span></text:span></text:p>
        <text:p text:style-name="Standard"><text:span text:style-name="Source_20_Text"><text:span text:style-name="T95">sort</text:span></text:span><text:span text:style-name="T95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95">$ uniq deserts.txt</text:span></text:span></text:p>
        <text:p text:style-name="Standard">filters out adjacent, duplicate lines in a file</text:p>
        <text:h text:style-name="P310" text:outline-level="1"><text:bookmark-start text:name="__RefHeading___Toc7548_3431889803"/>CURL<text:span text:style-name="T236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35">, etc</text:span> and is the internet transfer backbone for thousands of software applications affecting <text:span text:style-name="T83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35">ig</text:span>_whale.jpg -OL cdn.learnenough.com/b<text:span text:style-name="T235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37">-O</text:p>
            </table:table-cell>
            <table:table-cell table:style-name="Table56.B2" office:value-type="string">
              <text:p text:style-name="P212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37">-L</text:p>
            </table:table-cell>
            <table:table-cell table:style-name="Table56.B2" office:value-type="string">
              <text:p text:style-name="P213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37">-o</text:p>
            </table:table-cell>
            <table:table-cell table:style-name="Table56.B2" office:value-type="string">
              <text:p text:style-name="P213">Write output to &lt;file&gt; instead of stdout</text:p>
            </table:table-cell>
          </table:table-row>
        </table:table>
        <text:h text:style-name="P311" text:outline-level="1"><text:bookmark-start text:name="__RefHeading___Toc11536_3461777943"/><text:soft-page-break/>GREP<text:bookmark-end text:name="__RefHeading___Toc11536_3461777943"/></text:h>
        <text:p text:style-name="P158"><text:span text:style-name="T95">stands for </text:span><text:span text:style-name="T122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12">$ <text:span text:style-name="T47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2">rose</text:span> looks fair, but fairer we </text:p>
              <text:p text:style-name="Preformatted_20_Text">Die to themselves. Sweet <text:span text:style-name="T53">roses</text:span> do </text:p>
            </table:table-cell>
          </table:table-row>
        </table:table>
        <text:p text:style-name="P155"><text:span text:style-name="T122"><text:s/></text:span><text:span text:style-name="T95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13">-i</text:p>
            </table:table-cell>
            <table:table-cell table:style-name="Table49.B1" office:value-type="string">
              <text:p text:style-name="P249">case insensitive</text:p>
            </table:table-cell>
            <table:table-cell table:style-name="Table49.C1" table:number-rows-spanned="3" office:value-type="string">
              <text:p text:style-name="P203"><text:span text:style-name="Source_20_Text"><text:span text:style-name="T4">$ </text:span></text:span><text:span text:style-name="Source_20_Text"><text:span text:style-name="T6">grep -Rl wtf </text:span></text:span><text:span text:style-name="T95">searches the dir for the string "</text:span><text:span text:style-name="T100">wtf</text:span><text:span text:style-name="T95">" and outputs filenames </text:span></text:p>
            </table:table-cell>
          </table:table-row>
          <table:table-row>
            <table:table-cell table:style-name="Table49.A2" office:value-type="string">
              <text:p text:style-name="P113">-R</text:p>
            </table:table-cell>
            <table:table-cell table:style-name="Table49.B2" office:value-type="string">
              <text:p text:style-name="P249">recursive</text:p>
            </table:table-cell>
            <table:covered-table-cell/>
          </table:table-row>
          <table:table-row>
            <table:table-cell table:style-name="Table49.A2" office:value-type="string">
              <text:p text:style-name="P113">-l</text:p>
            </table:table-cell>
            <table:table-cell table:style-name="Table49.B3" office:value-type="string">
              <text:p text:style-name="P249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04"><text:span text:style-name="T118">list </text:span><text:span text:style-name="T95">only .</text:span><text:span text:style-name="T119">csv files:</text:span></text:p>
            </table:table-cell>
            <table:covered-table-cell/>
            <table:table-cell table:style-name="Table49.C4" office:value-type="string">
              <text:p text:style-name="P169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14">$ ls ~/Downloads | grep '\.csv'</text:p>
            </table:table-cell>
            <table:covered-table-cell/>
            <table:covered-table-cell/>
          </table:table-row>
        </table:table>
        <text:h text:style-name="P293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23">$ </text:span>grep <text:span text:style-name="T47">'</text:span>pattern1<text:span text:style-name="T47">\|</text:span>pattern2<text:span text:style-name="T47">'</text:span> filename</text:p>
            </table:table-cell>
          </table:table-row>
        </table:table>
        <text:h text:style-name="P312" text:outline-level="1"><text:bookmark-start text:name="__RefHeading___Toc5624_428051376"/>stdin<text:bookmark-end text:name="__RefHeading___Toc5624_428051376"/></text:h>
        <text:p text:style-name="P153"><text:span text:style-name="Emphasis"><text:span text:style-name="T95">standard input</text:span></text:span><text:span text:style-name="T95">, </text:span><text:span text:style-name="Source_20_Text"><text:span text:style-name="T36">stdin</text:span></text:span><text:span text:style-name="T95">, is info inputted into the terminal through the keyboard or input device. </text:span></text:p>
        <text:p text:style-name="P154"><text:span text:style-name="Emphasis"><text:span text:style-name="T95">standard output</text:span></text:span><text:span text:style-name="T95">, </text:span><text:span text:style-name="Source_20_Text"><text:span text:style-name="T36">stdout</text:span></text:span><text:span text:style-name="T95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2"> is an error message outputted by a failed process. </text:span></text:span></text:p>
        <text:h text:style-name="P294" text:outline-level="4"><text:bookmark-start text:name="__RefHeading___Toc2214_1677407077"/>stream editor<text:bookmark-end text:name="__RefHeading___Toc2214_1677407077"/></text:h>
        <text:p text:style-name="Standard"><text:span text:style-name="T95">It accepts standard input and modifies it based on an </text:span><text:span text:style-name="Emphasis"><text:span text:style-name="T95">expression</text:span></text:span><text:span text:style-name="T95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95">$ sed 's/snow/rain/</text:span></text:span><text:span text:style-name="Source_20_Text"><text:span text:style-name="T101">g</text:span></text:span><text:span text:style-name="Source_20_Text"><text:span text:style-name="T95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2"> </text:span><text:span text:style-name="T95"><text:tab/></text:span></text:p>
            </table:table-cell>
            <table:table-cell table:style-name="Table55.B2" office:value-type="string">
              <text:p text:style-name="P210"><text:span text:style-name="T95">"substitution"</text:span><text:span text:style-name="T120">,</text:span><text:span text:style-name="T95"> it is </text:span><text:span text:style-name="Emphasis"><text:span text:style-name="T95">always</text:span></text:span><text:span text:style-name="T95"> used when using </text:span><text:span text:style-name="Source_20_Text"><text:span text:style-name="T4">sed</text:span></text:span><text:span text:style-name="T95"> for substitution. </text:span></text:p>
            </table:table-cell>
          </table:table-row>
          <table:table-row>
            <table:table-cell table:style-name="Table55.A2" office:value-type="string">
              <text:p text:style-name="P162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63">the search string, the text to find. </text:p>
            </table:table-cell>
          </table:table-row>
          <table:table-row>
            <table:table-cell table:style-name="Table55.A2" office:value-type="string">
              <text:p text:style-name="P162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63">the replacement string</text:p>
            </table:table-cell>
          </table:table-row>
        </table:table>
        <text:p text:style-name="Standard"><text:span text:style-name="T95">In this case, </text:span><text:span text:style-name="Source_20_Text"><text:span text:style-name="T4">sed</text:span></text:span><text:span text:style-name="T95"> searches </text:span><text:span text:style-name="Strong_20_Emphasis"><text:span text:style-name="T95">forests.txt</text:span></text:span><text:span text:style-name="T95"> for the word "</text:span><text:span text:style-name="T122">snow</text:span><text:span text:style-name="T95">" and replaces it with "</text:span><text:span text:style-name="T122">rain</text:span><text:span text:style-name="T95">." Importantly, the above command will only replace the first instance of "snow" on a line. </text:span></text:p>
        <text:p text:style-name="P211"><text:span text:style-name="T95">the </text:span><text:span text:style-name="Source_20_Text"><text:span text:style-name="T4">g e</text:span></text:span><text:span text:style-name="T95">xpression, meaning "global". </text:span></text:p>
        <text:p text:style-name="P211">All instances of "snow" on a line will be turned to "rain".</text:p>
        <text:h text:style-name="P313" text:outline-level="1"/>
        <text:h text:style-name="P319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102">t</text:span><text:span text:style-name="T95">erminal names</text:span><text:bookmark-end text:name="__RefHeading___Toc3662_382694965"/></text:h>
        <text:p text:style-name="Standard"><text:span text:style-name="T95">Most default applications will have a </text:span><text:span text:style-name="Source_20_Text"><text:span text:style-name="T4">.desktop</text:span></text:span><text:span text:style-name="T95"> file located in</text:span></text:p>
        <text:p text:style-name="Preformatted_20_Text"><text:span text:style-name="T95"><text:s/></text:span><text:span text:style-name="Source_20_Text"><text:span text:style-name="T95">/usr/share/applications</text:span></text:span><text:span text:style-name="T95"> </text:span></text:p>
        <text:h text:style-name="Heading_20_3" text:outline-level="3"><text:bookmark-start text:name="__RefHeading___Toc10157_72527309"/><text:span text:style-name="T160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59">sudo <text:span text:style-name="T47">dpkg</text:span> <text:span text:style-name="T47">-L</text:span> adobe-flashplugin</text:p>
            </table:table-cell>
            <table:table-cell table:style-name="Table16.B1" office:value-type="string">
              <text:p text:style-name="P38"><text:span text:style-name="T161">(</text:span>-<text:span text:style-name="T161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70">So, if you have a .deb file </text:p>
        <text:p text:style-name="P166"><text:span text:style-name="T57">1. y</text:span><text:span text:style-name="T55">o</text:span>u can <text:span text:style-name="T55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47">sudo dpkg -i /path/to/.deb</text:span> </text:p>
            </table:table-cell>
            <table:table-cell table:style-name="Table17.B1" office:value-type="string">
              <text:p text:style-name="P219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30">sudo apt-get install -f</text:span><text:span text:style-name="T47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74"><text:span text:style-name="T106">2. </text:span><text:span text:style-name="T95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75">apt-get install package_name</text:p>
            </table:table-cell>
          </table:table-row>
        </table:table>
        <text:p text:style-name="P167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64"><text:span text:style-name="T94">3. or i</text:span>nstall gdebi and open your <text:span text:style-name="T28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92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321" text:outline-level="2"><text:bookmark-start text:name="__RefHeading___Toc11634_2453026979"/>ppa<text:span text:style-name="T238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20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7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16">$ </text:span><text:span text:style-name="Source_20_Text"><text:span text:style-name="T95">sudo add-apt-repository ppa:</text:span></text:span><text:span text:style-name="Source_20_Text"><text:span text:style-name="T116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95">sudo add-apt-repository --remove ppa:whatever/ppa</text:span></text:span></text:p>
        <text:p text:style-name="Standard">or</text:p>
        <text:p text:style-name="Preformatted_20_Text"><text:span text:style-name="Source_20_Text"><text:span text:style-name="T95">sudo apt-get install ppa-purge</text:span></text:span></text:p>
        <text:p text:style-name="Preformatted_20_Text"><text:span text:style-name="Source_20_Text"><text:span text:style-name="T95">sudo ppa-purge ppa_name</text:span></text:span></text:p>
        <text:p text:style-name="Preformatted_20_Text"><text:span text:style-name="Source_20_Text"><text:span text:style-name="T95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72">Give execute permission to your script:</text:p>
        <text:p text:style-name="P36"><text:span text:style-name="Source_20_Text"><text:span text:style-name="T47">chmod +x </text:span></text:span><text:span text:style-name="Source_20_Text">/path/to/yourscript.sh</text:span></text:p>
        <text:p text:style-name="P172">And to run your script:</text:p>
        <text:p text:style-name="P36"><text:span text:style-name="Source_20_Text">/path/to/yourscript.sh</text:span></text:p>
        <text:p text:style-name="Standard"><text:span text:style-name="Source_20_Text"><text:span text:style-name="T63">Since . refers to the current directory: if </text:span></text:span><text:span text:style-name="Source_20_Text"><text:span text:style-name="T4">yourscript.sh</text:span></text:span><text:span text:style-name="Source_20_Text"><text:span text:style-name="T65"> </text:span></text:span><text:span text:style-name="Source_20_Text"><text:span text:style-name="T63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328" text:outline-level="2"><text:bookmark-start text:name="__RefHeading___Toc869_553901057"/><text:soft-page-break/>Install updates<text:bookmark-end text:name="__RefHeading___Toc869_553901057"/></text:h>
        <text:p text:style-name="P39"><text:span text:style-name="Source_20_Text"><text:span text:style-name="T127">$ </text:span></text:span><text:span text:style-name="Source_20_Text"><text:span text:style-name="T130">sudo apt-get </text:span></text:span><text:span text:style-name="Source_20_Text"><text:span text:style-name="T122">update</text:span></text:span><text:span text:style-name="Source_20_Text"><text:span text:style-name="T95"> <text:s text:c="7"/></text:span></text:span></text:p>
        <text:p text:style-name="P171"># Fetches the list of available updat<text:span text:style-name="T86">es</text:span></text:p>
        <text:p text:style-name="P39"><text:span text:style-name="Source_20_Text"><text:span text:style-name="T127">$ </text:span></text:span><text:span text:style-name="Source_20_Text"><text:span text:style-name="T130">sudo apt-get</text:span></text:span><text:span text:style-name="Source_20_Text"><text:span text:style-name="T122"> upgrade</text:span></text:span><text:span text:style-name="Source_20_Text"><text:span text:style-name="T95"> <text:s text:c="6"/></text:span></text:span></text:p>
        <text:p text:style-name="P171"># Strictly upgrades the current pack<text:span text:style-name="T86">age</text:span>s</text:p>
        <text:p text:style-name="P11"><text:span text:style-name="T49">$ </text:span><text:span text:style-name="T55">sudo apt-get</text:span><text:span text:style-name="T47"> dist-upgrade</text:span> <text:s/></text:p>
        <text:p text:style-name="P171"># Installs <text:span text:style-name="T134">system </text:span>updates (new ones)</text:p>
        <text:p text:style-name="P134">$ sudo apt-get <text:span text:style-name="T51">install</text:span><text:span text:style-name="T149"> -</text:span><text:span text:style-name="T148">-only-upgrade</text:span></text:p>
        <text:p text:style-name="P208"><text:span text:style-name="T84">#</text:span><text:span text:style-name="T85"> Only upgrade THAT app<text:tab/><text:tab/></text:span><text:span text:style-name="T41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95">sudo apt-get update | grep "Failed"</text:span></text:span></text:p>
        <text:p text:style-name="P10"><text:span text:style-name="Source_20_Text"><text:span text:style-name="T95">sudo add-apt-repository --remove ppa:{failing ppa}</text:span></text:span></text:p>
        <text:p text:style-name="P10"><text:span text:style-name="Source_20_Text"><text:span text:style-name="T95"/></text:span></text:p>
        <text:p text:style-name="P10"><text:span text:style-name="Source_20_Text"><text:span text:style-name="T95">sudo add-apt-repository --remove ppa:upubuntu-com/web</text:span></text:span></text:p>
        <text:h text:style-name="P314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46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82"><text:span text:style-name="T43">l</text:span>i<text:span text:style-name="T43">s</text:span>t <text:span text:style-name="T43">bl</text:span>oc<text:span text:style-name="T43">k</text:span> <text:span text:style-name="T43">d</text:span>evices<text:span text:style-name="T173"> (</text:span><text:span text:style-name="T44">lsblk</text:span><text:span text:style-name="T173">)</text:span></text:p>
        <text:h text:style-name="P322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7">$ du -hs<text:span text:style-name="T203">c</text:span> /path/to/directory<text:span text:style-name="T204"> </text:span><text:span text:style-name="T66">(or *)</text:span></text:p>
            </table:table-cell>
          </table:table-row>
        </table:table>
        <text:p text:style-name="P156"><text:bookmark text:name="__DdeLink__2969_1794844841"/>-h is to get the numbers "human readable", e.g. get 140M instead of 143260 (size in KBytes)</text:p>
        <text:p text:style-name="P150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64">fsck -<text:span text:style-name="T87">a </text:span><text:span text:style-name="T88">/</text:span>dev<text:span text:style-name="T88">/</text:span>sd<text:span text:style-name="T87">d1</text:span></text:p>
        <text:p text:style-name="P19"><text:span text:style-name="T89">-</text:span><text:span text:style-name="T90">a </text:span>auto repair <text:span text:style-name="T87">(-y also)</text:span></text:p>
        <text:p text:style-name="P168"><text:span text:style-name="T28">gparted</text:span> <text:span text:style-name="T91">is the</text:span> GUI</text:p>
        <text:h text:style-name="P335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22">sudo <text:span text:style-name="T47">mount</text:span> <text:span text:style-name="T47">dev/ssd1</text:span></text:p>
              <text:p text:style-name="P222">/media/under9000/500gb\ piccol\ disk/</text:p>
            </table:table-cell>
            <table:table-cell table:style-name="Table31.B1" office:value-type="string">
              <text:p text:style-name="P222"><text:span text:style-name="T174">select</text:span> disk</text:p>
              <text:p text:style-name="P222"/>
              <text:p text:style-name="P222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7">umount</text:span> /home/user/external<text:span text:style-name="T175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53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65"><text:span text:style-name="Source_20_Text">$ </text:span><text:span text:style-name="Source_20_Text"><text:span text:style-name="T47">man</text:span></text:span><text:span text:style-name="Source_20_Text"> l</text:span><text:span text:style-name="Source_20_Text"><text:span text:style-name="T152">s</text:span></text:span></text:p>
            </table:table-cell>
          </table:table-row>
        </table:table>
        <text:p text:style-name="P152"><text:span text:style-name="Source_20_Text"><text:span text:style-name="T62">to get </text:span></text:span><text:span text:style-name="Source_20_Text"><text:span text:style-name="T67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58"><text:span text:style-name="Source_20_Text"><text:span text:style-name="T125">s</text:span></text:span><text:span text:style-name="Source_20_Text"><text:span text:style-name="T124">ystemctl poweroff </text:span></text:span><text:span text:style-name="Source_20_Text"><text:span text:style-name="T147">(or</text:span></text:span><text:span text:style-name="Source_20_Text"><text:span text:style-name="T146"> reboot, </text:span></text:span><text:span text:style-name="Source_20_Text"><text:span text:style-name="T147">or </text:span></text:span><text:span text:style-name="Source_20_Text"><text:span text:style-name="T146">suspend</text:span></text:span><text:span text:style-name="Source_20_Text"><text:span text:style-name="T147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2">Top displays a list of processes, with the ones using the most CPU at the top.</text:span></text:span></text:p>
        <text:p text:style-name="Standard"><text:span text:style-name="Strong_20_Emphasis"><text:span text:style-name="T45">htop</text:span></text:span><text:span text:style-name="Source_20_Text"><text:span text:style-name="T80"> is an improved </text:span></text:span><text:span text:style-name="Source_20_Text"><text:span text:style-name="T18">top</text:span></text:span><text:span text:style-name="Source_20_Text"><text:span text:style-name="T80"> </text:span></text:span><text:span text:style-name="Source_20_Text"><text:span text:style-name="T81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61"><text:span text:style-name="Source_20_Text"><text:span text:style-name="T48">ps</text:span></text:span><text:span text:style-name="Source_20_Text"><text:span text:style-name="T165"> -A | grep firefox </text:span></text:span><text:span text:style-name="Source_20_Text"><text:span text:style-name="T72">lists running processes</text:span></text:span></text:p>
        <text:p text:style-name="Standard"><text:span text:style-name="T31">pstree</text:span><text:span text:style-name="T27"> -A | grep firefox</text:span> <text:span text:style-name="T73">with</text:span><text:span text:style-name="T74"> a nice tree</text:span></text:p>
        <text:p text:style-name="P29"><text:span text:style-name="T158">p</text:span>s <text:span text:style-name="T47">aux</text:span> | grep spring</text:p>
        <text:p text:style-name="Text_20_body"><text:span text:style-name="Source_20_Text"><text:span text:style-name="T23">a</text:span></text:span> <text:span text:style-name="T214">-</text:span> show processes for all users<text:line-break/><text:span text:style-name="Source_20_Text"><text:span text:style-name="T23">u</text:span></text:span> <text:span text:style-name="T214">-</text:span> display the process's user/owner<text:line-break/><text:span text:style-name="Source_20_Text"><text:span text:style-name="T23">x</text:span></text:span> <text:span text:style-name="T214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5">a</text:span></text:span><text:span text:style-name="Source_20_Text"><text:span text:style-name="T74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98"><text:span text:style-name="T159">to </text:span>kill a process, given its <text:span text:style-name="T47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2"><text:span text:style-name="T60">$ </text:span><text:span text:style-name="T213">kill </text:span><text:span text:style-name="T59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62"><text:span text:style-name="T47">pkill</text:span> firefox</text:p>
            </table:table-cell>
            <table:table-cell table:style-name="Table23.B1" office:value-type="string">
              <text:p text:style-name="P62"><text:span text:style-name="T47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66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63"><text:span text:style-name="Source_20_Text"><text:span text:style-name="T133">$ </text:span></text:span><text:span text:style-name="Source_20_Text"><text:span text:style-name="T132">gedit</text:span></text:span><text:span text:style-name="Source_20_Text"><text:span text:style-name="T126"> &amp; disown</text:span></text:span></text:p>
            </table:table-cell>
            <table:covered-table-cell/>
            <table:table-cell table:style-name="Table24.C1" office:value-type="string">
              <text:p text:style-name="P177"/>
            </table:table-cell>
          </table:table-row>
          <table:table-row>
            <table:table-cell table:style-name="Table24.A5" table:number-columns-spanned="3" office:value-type="string">
              <text:p text:style-name="P181"><text:span text:style-name="T166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81">Another option is to <text:span text:style-name="T168">launch the task in the </text:span>backgrnd, by placing an <text:span text:style-name="Source_20_Text"><text:span text:style-name="T167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63">$ gedit <text:span text:style-name="T47">&amp;</text:span></text:p>
            </table:table-cell>
            <table:table-cell table:style-name="Table24.B4" table:number-columns-spanned="2" office:value-type="string">
              <text:p text:style-name="P63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81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63"><text:span text:style-name="Source_20_Text">ls /home &gt; dir.file </text:span><text:span text:style-name="Source_20_Text"><text:span text:style-name="T47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63"/>
        <text:h text:style-name="Heading_20_1" text:outline-level="1"><text:bookmark-start text:name="__RefHeading___Toc809_1365304481"/><text:soft-page-break/><text:span text:style-name="T105">A</text:span><text:span text:style-name="T95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43">"<text:span text:style-name="T46">tar</text:span>" stands for <text:span text:style-name="T83">tape archive</text:span>.</text:p>
        <text:p text:style-name="P12">tar [-] <text:span text:style-name="T47">A</text:span> --catenate --concatenate |</text:p>
        <text:p text:style-name="P12"><text:s text:c="8"/><text:span text:style-name="T47">c</text:span> --create | </text:p>
        <text:p text:style-name="P12"><text:s text:c="8"/><text:span text:style-name="T47">d</text:span> --diff --compare | </text:p>
        <text:p text:style-name="P12"><text:s text:c="10"/>--delete | <text:span text:style-name="T47">r</text:span> --append | </text:p>
        <text:p text:style-name="P12"><text:s text:c="8"/><text:span text:style-name="T47">t</text:span> --list <text:s text:c="2"/>| <text:s text:c="2"/>--test-label | </text:p>
        <text:p text:style-name="P12"><text:s text:c="8"/><text:span text:style-name="T47">u</text:span> --update | <text:span text:style-name="T47">x</text:span> --extract </text:p>
        <text:p text:style-name="P12"><text:s text:c="7"/>--get [<text:span text:style-name="T83">options</text:span>] [<text:span text:style-name="T83">pathname</text:span> ...]</text:p>
        <text:p text:style-name="Text_20_body"><text:span text:style-name="T95">The first </text:span><text:a xlink:type="simple" xlink:href="http://www.computerhope.com/jargon/a/argument.htm" text:style-name="Internet_20_link" text:visited-style-name="Visited_20_Internet_20_Link"><text:span text:style-name="T95">argument</text:span></text:a><text:span text:style-name="T95"> to </text:span><text:span text:style-name="T128">tar</text:span><text:span text:style-name="T95"> should be a </text:span><text:span text:style-name="T129">function</text:span><text:span text:style-name="T95"> specification: either one of the letters </text:span><text:span text:style-name="T128">A</text:span><text:span text:style-name="T95">, </text:span><text:span text:style-name="T128">c</text:span><text:span text:style-name="T95">, </text:span><text:span text:style-name="T128">d</text:span><text:span text:style-name="T95">, </text:span><text:span text:style-name="T128">r</text:span><text:span text:style-name="T95">, </text:span><text:span text:style-name="T128">t</text:span><text:span text:style-name="T95">, </text:span><text:span text:style-name="T128">u</text:span><text:span text:style-name="T95">, or </text:span><text:span text:style-name="T128">x</text:span><text:span text:style-name="T95">, or one of the long function names. A function letter does not need to be prefixed with a dash ("</text:span><text:span text:style-name="T128">-</text:span><text:span text:style-name="T95">"), and may be combined with other single-letter options. A long function name must be prefixed with a double dash ("</text:span><text:span text:style-name="T128">--</text:span><text:span text:style-name="T95">"). Some options take a </text:span><text:a xlink:type="simple" xlink:href="http://www.computerhope.com/jargon/p/paramete.htm" text:style-name="Internet_20_link" text:visited-style-name="Visited_20_Internet_20_Link"><text:span text:style-name="T95">parameter</text:span></text:a><text:span text:style-name="T95">; with the single-letter form these must be given as separate arguments. With the long form, they may be given by appending "</text:span><text:span text:style-name="T128">=</text:span><text:span text:style-name="T129">value</text:span><text:span text:style-name="T95">" to the option.</text:span></text:p>
        <text:p text:style-name="P143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44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47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47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95">unzip file.zip -d destination_folder</text:span></text:span></text:p>
        <text:h text:style-name="P318" text:outline-level="1"><text:bookmark-start text:name="__RefHeading___Toc2079_451784513"/><text:span text:style-name="Source_20_Text"><text:span text:style-name="T151">personalize bash</text:span></text:span><text:bookmark-end text:name="__RefHeading___Toc2079_451784513"/></text:h>
        <text:p text:style-name="P58"><text:span text:style-name="Source_20_Text">~/.bashrc</text:span></text:p>
        <text:h text:style-name="P336" text:outline-level="3"><text:bookmark-start text:name="__RefHeading___Toc2002_451784513"/><text:span text:style-name="Source_20_Text">autocompletion</text:span><text:bookmark-end text:name="__RefHeading___Toc2002_451784513"/></text:h>
        <text:p text:style-name="P173"><text:span text:style-name="Source_20_Text"><text:span text:style-name="T62">To enable smart completion, </text:span></text:span><text:span text:style-name="Source_20_Text"><text:span text:style-name="T68">in</text:span></text:span></text:p>
        <text:p text:style-name="P58"><text:span text:style-name="Source_20_Text">/etc/bash.bashrc </text:span></text:p>
        <text:p text:style-name="P173"><text:span text:style-name="Source_20_Text"><text:span text:style-name="T6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58"><text:span text:style-name="Source_20_Text"><text:span text:style-name="T14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Heading_20_3" text:outline-level="3"><text:bookmark-start text:name="__RefHeading___Toc2004_451784513"/><text:span text:style-name="Source_20_Text">color</text:span><text:span text:style-name="Source_20_Text"><text:span text:style-name="T154">s</text:span></text:span><text:span text:style-name="Source_20_Text"> meaning</text:span><text:bookmark-end text:name="__RefHeading___Toc2004_451784513"/></text:h>
        <text:p text:style-name="P58"><text:span text:style-name="Source_20_Text"><text:span text:style-name="T155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58"><text:span text:style-name="Source_20_Text"><text:span text:style-name="T155">{ <text:s text:c="5"/></text:span></text:span></text:p>
        <text:p text:style-name="P58"><text:span text:style-name="Source_20_Text"><text:span text:style-name="T155"><text:s text:c="2"/>IFS=: <text:s text:c="4"/></text:span></text:span></text:p>
        <text:p text:style-name="P58"><text:span text:style-name="Source_20_Text"><text:span text:style-name="T155"><text:s text:c="2"/>for i in $LS_COLORS <text:s text:c="4"/></text:span></text:span></text:p>
        <text:p text:style-name="P58"><text:span text:style-name="Source_20_Text"><text:span text:style-name="T155"><text:s text:c="2"/>do <text:s text:c="7"/></text:span></text:span></text:p>
        <text:p text:style-name="P58"><text:span text:style-name="Source_20_Text"><text:span text:style-name="T155"><text:s text:c="4"/>echo -e "\e[${i#*=}m$( x=${i%=*}; [ "${!x}" ] &amp;&amp; echo "${!x}" || echo "$x" )\e[m" </text:span></text:span></text:p>
        <text:p text:style-name="P105"><text:span text:style-name="Source_20_Text"><text:span text:style-name="T155"><text:s text:c="2"/>done</text:span></text:span><text:span text:style-name="Source_20_Text"><text:span text:style-name="T156">}</text:span></text:span></text:p>
        <text:h text:style-name="Heading_20_3" text:outline-level="3"><text:bookmark-start text:name="__RefHeading___Toc11638_2453026979"/><text:span text:style-name="Source_20_Text">pvo </text:span><text:span text:style-name="Source_20_Text"><text:span text:style-name="T216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06">source ~/.bash_git</text:p>
              <text:p text:style-name="P106"/>
              <text:p text:style-name="P106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307" text:outline-level="1"><text:span text:style-name="Source_20_Text"/></text:h>
        <text:h text:style-name="P315" text:outline-level="1"><text:bookmark-start text:name="__RefHeading___Toc5626_428051376"/><text:span text:style-name="Source_20_Text">specific apps</text:span><text:bookmark-end text:name="__RefHeading___Toc5626_428051376"/></text:h>
        <text:h text:style-name="P323" text:outline-level="2"><text:bookmark-start text:name="__RefHeading___Toc44535_1435368569"/><text:span text:style-name="Source_20_Text"><text:span text:style-name="T179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29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30">scroll line</text:p>
            </table:table-cell>
            <table:table-cell table:style-name="Table32.B2" office:value-type="string">
              <text:p text:style-name="P75">CTRL SHIFT</text:p>
            </table:table-cell>
            <table:table-cell table:style-name="Table32.C2" office:value-type="string">
              <text:p text:style-name="P75">8/2 Num</text:p>
            </table:table-cell>
          </table:table-row>
        </table:table>
        <text:h text:style-name="P324" text:outline-level="2"><text:bookmark-start text:name="__RefHeading___Toc2935_3392871848"/><text:span text:style-name="Source_20_Text"><text:span text:style-name="T199">Libre Office</text:span></text:span><text:bookmark-end text:name="__RefHeading___Toc2935_3392871848"/></text:h>
        <text:h text:style-name="P337" text:outline-level="3"><text:bookmark-start text:name="__RefHeading___Toc2937_3392871848"/><text:span text:style-name="Source_20_Text"><text:span text:style-name="T200">white icons:</text:span></text:span><text:bookmark-end text:name="__RefHeading___Toc2937_3392871848"/></text:h>
        <text:p text:style-name="P98"><text:span text:style-name="Source_20_Text"><text:span text:style-name="T200">sudo cp images_sifr.zip /usr/share/libreoffice/share/config/images_sifr.zip</text:span></text:span></text:p>
        <text:h text:style-name="P325" text:outline-level="2"><text:bookmark-start text:name="__RefHeading___Toc10904_151467102"/><text:span text:style-name="Source_20_Text"><text:span text:style-name="T211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97">go to next/prev tab</text:p>
            </table:table-cell>
            <table:table-cell table:style-name="Table54.B1" office:value-type="string">
              <text:p text:style-name="P284">CTRL</text:p>
            </table:table-cell>
            <table:table-cell table:style-name="Table54.C1" office:value-type="string">
              <text:p text:style-name="P285">pgdown/up</text:p>
            </table:table-cell>
          </table:table-row>
          <table:table-row>
            <table:table-cell table:style-name="Table54.A6" office:value-type="string">
              <text:p text:style-name="P298">split terminals h<text:span text:style-name="T212">O</text:span>riz</text:p>
            </table:table-cell>
            <table:table-cell table:style-name="Table54.B2" office:value-type="string">
              <text:p text:style-name="P286">C + S</text:p>
            </table:table-cell>
            <table:table-cell table:style-name="Table54.C2" office:value-type="string">
              <text:p text:style-name="P286">O</text:p>
            </table:table-cell>
          </table:table-row>
          <table:table-row>
            <table:table-cell table:style-name="Table54.A6" office:value-type="string">
              <text:p text:style-name="P298">split terminals v<text:span text:style-name="T212">E</text:span>rt</text:p>
            </table:table-cell>
            <table:table-cell table:style-name="Table54.B2" office:value-type="string">
              <text:p text:style-name="P286">C + S</text:p>
            </table:table-cell>
            <table:table-cell table:style-name="Table54.C2" office:value-type="string">
              <text:p text:style-name="P286">E</text:p>
            </table:table-cell>
          </table:table-row>
          <table:table-row>
            <table:table-cell table:style-name="Table54.A6" office:value-type="string">
              <text:p text:style-name="P299">move between termin</text:p>
            </table:table-cell>
            <table:table-cell table:style-name="Table54.B2" office:value-type="string">
              <text:p text:style-name="P287">ALT</text:p>
            </table:table-cell>
            <table:table-cell table:style-name="Table54.C2" office:value-type="string">
              <text:p text:style-name="P288">← ↑ ↓ →</text:p>
            </table:table-cell>
          </table:table-row>
          <table:table-row>
            <table:table-cell table:style-name="Table54.A6" office:value-type="string">
              <text:p text:style-name="P300">resize terminals</text:p>
            </table:table-cell>
            <table:table-cell table:style-name="Table54.B2" office:value-type="string">
              <text:p text:style-name="P289">C + S</text:p>
            </table:table-cell>
            <table:table-cell table:style-name="Table54.C2" office:value-type="string">
              <text:p text:style-name="P288">← ↑ ↓ →</text:p>
            </table:table-cell>
          </table:table-row>
          <table:table-row>
            <table:table-cell table:style-name="Table54.A6" office:value-type="string">
              <text:p text:style-name="P301">toggle one/many term</text:p>
            </table:table-cell>
            <table:table-cell table:style-name="Table54.B2" office:value-type="string">
              <text:p text:style-name="P290">C + S</text:p>
            </table:table-cell>
            <table:table-cell table:style-name="Table54.C2" office:value-type="string">
              <text:p text:style-name="P290">X</text:p>
            </table:table-cell>
          </table:table-row>
          <table:table-row>
            <table:table-cell table:style-name="Table54.A7" office:value-type="string">
              <text:p text:style-name="P302">close current terminal</text:p>
            </table:table-cell>
            <table:table-cell table:style-name="Table54.B2" office:value-type="string">
              <text:p text:style-name="P291">C + S</text:p>
            </table:table-cell>
            <table:table-cell table:style-name="Table54.C2" office:value-type="string">
              <text:p text:style-name="P291">W</text:p>
            </table:table-cell>
          </table:table-row>
          <table:table-row>
            <table:table-cell table:style-name="Table54.A8" office:value-type="string">
              <text:p text:style-name="P299">exit</text:p>
            </table:table-cell>
            <table:table-cell table:style-name="Table54.B2" office:value-type="string">
              <text:p text:style-name="P287">C + S</text:p>
            </table:table-cell>
            <table:table-cell table:style-name="Table54.C2" office:value-type="string">
              <text:p text:style-name="P287">Q</text:p>
            </table:table-cell>
          </table:table-row>
        </table:table>
        <text:h text:style-name="P326" text:outline-level="2"><text:span text:style-name="Source_20_Text">Clementine</text:span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283">-<text:span text:style-name="T170">p</text:span></text:p>
            </table:table-cell>
            <table:table-cell table:style-name="Table26.B1" office:value-type="string">
              <text:p text:style-name="P283">--<text:span text:style-name="T170">play</text:span></text:p>
            </table:table-cell>
          </table:table-row>
          <table:table-row>
            <table:table-cell table:style-name="Table26.A2" office:value-type="string">
              <text:p text:style-name="P283">-<text:span text:style-name="T170">t</text:span></text:p>
            </table:table-cell>
            <table:table-cell table:style-name="Table26.B2" office:value-type="string">
              <text:p text:style-name="P283">--<text:span text:style-name="T170">play-pause</text:span></text:p>
            </table:table-cell>
          </table:table-row>
          <table:table-row>
            <table:table-cell table:style-name="Table26.A2" office:value-type="string">
              <text:p text:style-name="P283">-<text:span text:style-name="T170">u</text:span></text:p>
            </table:table-cell>
            <table:table-cell table:style-name="Table26.B2" office:value-type="string">
              <text:p text:style-name="P283">--<text:span text:style-name="T170">pause</text:span></text:p>
            </table:table-cell>
          </table:table-row>
          <table:table-row>
            <table:table-cell table:style-name="Table26.A2" office:value-type="string">
              <text:p text:style-name="P282">-s</text:p>
            </table:table-cell>
            <table:table-cell table:style-name="Table26.B2" office:value-type="string">
              <text:p text:style-name="P282">--stop</text:p>
            </table:table-cell>
          </table:table-row>
          <table:table-row>
            <table:table-cell table:style-name="Table26.A2" office:value-type="string">
              <text:p text:style-name="P282">-r</text:p>
            </table:table-cell>
            <table:table-cell table:style-name="Table26.B2" office:value-type="string">
              <text:p text:style-name="P283">--<text:span text:style-name="T170">previous</text:span></text:p>
            </table:table-cell>
          </table:table-row>
          <table:table-row>
            <table:table-cell table:style-name="Table26.A2" office:value-type="string">
              <text:p text:style-name="P283">-<text:span text:style-name="T170">f</text:span></text:p>
            </table:table-cell>
            <table:table-cell table:style-name="Table26.B2" office:value-type="string">
              <text:p text:style-name="P283">--<text:span text:style-name="T170">next</text:span></text:p>
            </table:table-cell>
          </table:table-row>
          <table:table-row>
            <table:table-cell table:style-name="Table26.A2" office:value-type="string">
              <text:p text:style-name="P283">-<text:span text:style-name="T170">v</text:span></text:p>
            </table:table-cell>
            <table:table-cell table:style-name="Table26.B2" office:value-type="string">
              <text:p text:style-name="P283">--<text:span text:style-name="T170">volume &lt;value&gt;</text:span></text:p>
            </table:table-cell>
          </table:table-row>
          <table:table-row>
            <table:table-cell table:style-name="Table26.A2" office:value-type="string">
              <text:p text:style-name="P283">-<text:span text:style-name="T170">a</text:span></text:p>
            </table:table-cell>
            <table:table-cell table:style-name="Table26.B2" office:value-type="string">
              <text:p text:style-name="P283">--<text:span text:style-name="T170">append</text:span></text:p>
            </table:table-cell>
          </table:table-row>
          <table:table-row>
            <table:table-cell table:style-name="Table26.A2" office:value-type="string">
              <text:p text:style-name="P283">-<text:span text:style-name="T170">l</text:span></text:p>
            </table:table-cell>
            <table:table-cell table:style-name="Table26.B2" office:value-type="string">
              <text:p text:style-name="P283">--<text:span text:style-name="T170">load</text:span></text:p>
            </table:table-cell>
          </table:table-row>
          <table:table-row>
            <table:table-cell table:style-name="Table26.A2" office:value-type="string">
              <text:p text:style-name="P283">-<text:span text:style-name="T170">h</text:span></text:p>
            </table:table-cell>
            <table:table-cell table:style-name="Table26.B2" office:value-type="string">
              <text:p text:style-name="P283">--<text:span text:style-name="T170">help</text:span></text:p>
            </table:table-cell>
          </table:table-row>
        </table:table>
        <text:h text:style-name="P326" text:outline-level="2"><text:span text:style-name="Source_20_Text"/></text:h>
        <text:h text:style-name="P330" text:outline-level="2"><text:bookmark-start text:name="__RefHeading___Toc11897_1362329892"/><text:span text:style-name="Source_20_Text"><text:span text:style-name="T225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/>
          <table:table-column table:style-name="Table53.D"/>
          <table:table-column table:style-name="Table53.E"/>
          <table:table-column table:style-name="Table53.F"/>
          <table:table-row>
            <table:table-cell table:style-name="Table53.A1" table:number-columns-spanned="2" office:value-type="string">
              <text:p text:style-name="P41">ESC:q!</text:p>
            </table:table-cell>
            <table:covered-table-cell/>
            <table:table-cell table:style-name="Table53.C1" table:number-columns-spanned="4" office:value-type="string">
              <text:p text:style-name="P270">BLOODY QUIT</text:p>
            </table:table-cell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3">i</text:p>
            </table:table-cell>
            <table:table-cell table:style-name="Table53.A2" table:number-columns-spanned="3" office:value-type="string">
              <text:p text:style-name="P251">insert mode</text:p>
            </table:table-cell>
            <table:covered-table-cell/>
            <table:covered-table-cell/>
            <table:table-cell table:style-name="Table53.A2" office:value-type="string">
              <text:p text:style-name="P44">ESC</text:p>
            </table:table-cell>
            <table:table-cell table:style-name="Table53.F2" office:value-type="string">
              <text:p text:style-name="P252">normal mode</text:p>
            </table:table-cell>
          </table:table-row>
          <table:table-row>
            <table:table-cell table:style-name="Table53.A2" office:value-type="string">
              <text:p text:style-name="P44">0</text:p>
            </table:table-cell>
            <table:table-cell table:style-name="Table53.A2" table:number-columns-spanned="3" office:value-type="string">
              <text:p text:style-name="P252"><text:span text:style-name="T226">line </text:span>beginning</text:p>
            </table:table-cell>
            <table:covered-table-cell/>
            <table:covered-table-cell/>
            <table:table-cell table:style-name="Table53.A2" office:value-type="string">
              <text:p text:style-name="P44">$</text:p>
            </table:table-cell>
            <table:table-cell table:style-name="Table53.F2" office:value-type="string">
              <text:p text:style-name="P252">end<text:span text:style-name="T226"> of line</text:span></text:p>
            </table:table-cell>
          </table:table-row>
          <table:table-row>
            <table:table-cell table:style-name="Table53.A2" office:value-type="string">
              <text:p text:style-name="P45">:w</text:p>
            </table:table-cell>
            <table:table-cell table:style-name="Table53.A2" table:number-columns-spanned="3" office:value-type="string">
              <text:p text:style-name="P253">write<text:span text:style-name="T227"> (save)</text:span></text:p>
            </table:table-cell>
            <table:covered-table-cell/>
            <table:covered-table-cell/>
            <table:table-cell table:style-name="Table53.A2" office:value-type="string">
              <text:p text:style-name="P46">x</text:p>
            </table:table-cell>
            <table:table-cell table:style-name="Table53.F2" office:value-type="string">
              <text:p text:style-name="P254">delete letter</text:p>
            </table:table-cell>
          </table:table-row>
          <table:table-row>
            <table:table-cell table:style-name="Table53.A2" office:value-type="string">
              <text:p text:style-name="P48">p</text:p>
            </table:table-cell>
            <table:table-cell table:style-name="Table53.A2" table:number-columns-spanned="3" office:value-type="string">
              <text:p text:style-name="P256">p<text:span text:style-name="T228">aste deletion</text:span></text:p>
            </table:table-cell>
            <table:covered-table-cell/>
            <table:covered-table-cell/>
            <table:table-cell table:style-name="Table53.A2" office:value-type="string">
              <text:p text:style-name="P47">dd</text:p>
            </table:table-cell>
            <table:table-cell table:style-name="Table53.F2" office:value-type="string">
              <text:p text:style-name="P255">delete line</text:p>
            </table:table-cell>
          </table:table-row>
          <table:table-row>
            <table:table-cell table:style-name="Table53.A2" table:number-columns-spanned="3" office:value-type="string">
              <text:p text:style-name="P49">ctrl+ F</text:p>
            </table:table-cell>
            <table:covered-table-cell/>
            <table:covered-table-cell/>
            <table:table-cell table:style-name="Table53.A2" office:value-type="string">
              <text:p text:style-name="P257">next page</text:p>
            </table:table-cell>
            <table:table-cell table:style-name="Table53.A2" office:value-type="string">
              <text:p text:style-name="P50"><text:span text:style-name="T55">xx</text:span>G</text:p>
            </table:table-cell>
            <table:table-cell table:style-name="Table53.F2" office:value-type="string">
              <text:p text:style-name="P258">go to line xx</text:p>
            </table:table-cell>
          </table:table-row>
          <table:table-row>
            <table:table-cell table:style-name="Table53.A2" table:number-columns-spanned="3" office:value-type="string">
              <text:p text:style-name="P49">ctrl+ B</text:p>
            </table:table-cell>
            <table:covered-table-cell/>
            <table:covered-table-cell/>
            <table:table-cell table:style-name="Table53.A2" office:value-type="string">
              <text:p text:style-name="P257">prev page</text:p>
            </table:table-cell>
            <table:table-cell table:style-name="Table53.A2" office:value-type="string">
              <text:p text:style-name="P50">G</text:p>
            </table:table-cell>
            <table:table-cell table:style-name="Table53.F2" office:value-type="string">
              <text:p text:style-name="P258">go to last line</text:p>
            </table:table-cell>
          </table:table-row>
          <table:table-row>
            <table:table-cell table:style-name="Table53.A2" table:number-columns-spanned="3" office:value-type="string">
              <text:p text:style-name="P51">/<text:span text:style-name="T55">string</text:span></text:p>
            </table:table-cell>
            <table:covered-table-cell/>
            <table:covered-table-cell/>
            <table:table-cell table:style-name="Table53.A2" office:value-type="string">
              <text:p text:style-name="P259">search</text:p>
            </table:table-cell>
            <table:table-cell table:style-name="Table53.A2" office:value-type="string">
              <text:p text:style-name="P51">n</text:p>
            </table:table-cell>
            <table:table-cell table:style-name="Table53.F2" office:value-type="string">
              <text:p text:style-name="P259">next match</text:p>
            </table:table-cell>
          </table:table-row>
          <table:table-row>
            <table:table-cell table:style-name="Table53.A2" table:number-columns-spanned="3" office:value-type="string">
              <text:p text:style-name="P52"/>
            </table:table-cell>
            <table:covered-table-cell/>
            <table:covered-table-cell/>
            <table:table-cell table:style-name="Table53.A2" office:value-type="string">
              <text:p text:style-name="P259"/>
            </table:table-cell>
            <table:table-cell table:style-name="Table53.A2" office:value-type="string">
              <text:p text:style-name="P52">u</text:p>
            </table:table-cell>
            <table:table-cell table:style-name="Table53.F2" office:value-type="string">
              <text:p text:style-name="P260">undo</text:p>
            </table:table-cell>
          </table:table-row>
          <table:table-row>
            <table:table-cell table:style-name="Table53.F2" table:number-columns-spanned="6" office:value-type="string">
              <text:p text:style-name="P281">SELEC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281">v</text:p>
            </table:table-cell>
            <table:covered-table-cell/>
            <table:covered-table-cell/>
            <table:table-cell table:style-name="Table53.A2" office:value-type="string">
              <text:p text:style-name="P296">range</text:p>
            </table:table-cell>
            <table:table-cell table:style-name="Table53.A2" office:value-type="string">
              <text:p text:style-name="P281">gv</text:p>
            </table:table-cell>
            <table:table-cell table:style-name="Table53.F2" office:value-type="string">
              <text:p text:style-name="P296">reselect</text:p>
            </table:table-cell>
          </table:table-row>
          <table:table-row>
            <table:table-cell table:style-name="Table53.A2" table:number-columns-spanned="3" office:value-type="string">
              <text:p text:style-name="P281">ctrl+ v</text:p>
            </table:table-cell>
            <table:covered-table-cell/>
            <table:covered-table-cell/>
            <table:table-cell table:style-name="Table53.A2" office:value-type="string">
              <text:p text:style-name="P296">column</text:p>
            </table:table-cell>
            <table:table-cell table:style-name="Table53.A2" office:value-type="string">
              <text:p text:style-name="P281">V</text:p>
            </table:table-cell>
            <table:table-cell table:style-name="Table53.F2" office:value-type="string">
              <text:p text:style-name="P296">entire line</text:p>
            </table:table-cell>
          </table:table-row>
          <table:table-row>
            <table:table-cell table:style-name="Table53.F2" table:number-columns-spanned="6" office:value-type="string">
              <text:p text:style-name="P281">ED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281">d</text:p>
            </table:table-cell>
            <table:covered-table-cell/>
            <table:covered-table-cell/>
            <table:table-cell table:style-name="Table53.A2" office:value-type="string">
              <text:p text:style-name="P296">delete</text:p>
            </table:table-cell>
            <table:table-cell table:style-name="Table53.A2" office:value-type="string">
              <text:p text:style-name="P281">y</text:p>
            </table:table-cell>
            <table:table-cell table:style-name="Table53.F2" office:value-type="string">
              <text:p text:style-name="P296">copy</text:p>
            </table:table-cell>
          </table:table-row>
          <table:table-row>
            <table:table-cell table:style-name="Table53.A2" table:number-columns-spanned="5" office:value-type="string">
              <text:p text:style-name="P281">:s/match /replace</text:p>
            </table:table-cell>
            <table:covered-table-cell/>
            <table:covered-table-cell/>
            <table:covered-table-cell/>
            <table:covered-table-cell/>
            <table:table-cell table:style-name="Table53.F2" office:value-type="string">
              <text:p text:style-name="P41">:center</text:p>
            </table:table-cell>
          </table:table-row>
          <table:table-row>
            <table:table-cell table:style-name="Table53.A2" table:number-columns-spanned="5" office:value-type="string">
              <text:p text:style-name="P281">!sort</text:p>
            </table:table-cell>
            <table:covered-table-cell/>
            <table:covered-table-cell/>
            <table:covered-table-cell/>
            <table:covered-table-cell/>
            <table:table-cell table:style-name="Table53.F2" office:value-type="string">
              <text:p text:style-name="P41"/>
            </table:table-cell>
          </table:table-row>
        </table:table>
        <text:p text:style-name="P159"><text:span text:style-name="Source_20_Text"/></text:p>
        <text:h text:style-name="P328" text:outline-level="2"><text:bookmark-start text:name="__RefHeading___Toc20019_205490006"/><text:soft-page-break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64">Panels</text:p>
            </table:table-cell>
            <table:table-cell table:style-name="Table28.B1" table:number-columns-spanned="2" office:value-type="string">
              <text:p text:style-name="P128">SHIFT ALT</text:p>
            </table:table-cell>
            <table:covered-table-cell/>
            <table:table-cell table:style-name="Table28.D1" office:value-type="string">
              <text:p text:style-name="P129">2</text:p>
            </table:table-cell>
          </table:table-row>
          <table:table-row>
            <table:table-cell table:style-name="Table28.A2" office:value-type="string">
              <text:p text:style-name="P263"><text:span text:style-name="T233">F</text:span>uzzy opening</text:p>
            </table:table-cell>
            <table:table-cell table:style-name="Table28.B2" table:number-columns-spanned="2" office:value-type="string">
              <text:p text:style-name="Preformatted_20_Text">CTRL</text:p>
            </table:table-cell>
            <table:covered-table-cell/>
            <table:table-cell table:style-name="Table28.D2" office:value-type="string">
              <text:p text:style-name="P8">P</text:p>
            </table:table-cell>
          </table:table-row>
          <table:table-row>
            <table:table-cell table:style-name="Table28.D2" table:number-columns-spanned="4" office:value-type="string">
              <text:p text:style-name="P262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65"><text:span text:style-name="T232">select </text:span>word</text:p>
            </table:table-cell>
            <table:table-cell table:style-name="Table28.B1" table:number-columns-spanned="2" office:value-type="string">
              <text:p text:style-name="P122">CTRL</text:p>
            </table:table-cell>
            <table:covered-table-cell/>
            <table:table-cell table:style-name="Table28.D2" office:value-type="string">
              <text:p text:style-name="P123">D</text:p>
            </table:table-cell>
          </table:table-row>
          <table:table-row>
            <table:table-cell table:style-name="Table28.A2" office:value-type="string">
              <text:p text:style-name="P269">ALSO next word</text:p>
            </table:table-cell>
            <table:table-cell table:style-name="Table28.B2" table:number-columns-spanned="2" office:value-type="string">
              <text:p text:style-name="P132">CTRL</text:p>
            </table:table-cell>
            <table:covered-table-cell/>
            <table:table-cell table:style-name="Table28.D2" office:value-type="string">
              <text:p text:style-name="P133">D</text:p>
            </table:table-cell>
          </table:table-row>
          <table:table-row>
            <table:table-cell table:style-name="Table28.A2" office:value-type="string">
              <text:p text:style-name="P206">delete word</text:p>
            </table:table-cell>
            <table:table-cell table:style-name="Table28.B2" office:value-type="string">
              <text:p text:style-name="P124">CTRL </text:p>
            </table:table-cell>
            <table:table-cell table:style-name="Table28.D2" table:number-columns-spanned="2" office:value-type="string">
              <text:p text:style-name="P125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178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8">select<text:span text:style-name="T232"> line</text:span></text:p>
            </table:table-cell>
            <table:table-cell table:style-name="Table28.B2" table:number-columns-spanned="2" office:value-type="string">
              <text:p text:style-name="P68">CTRL</text:p>
            </table:table-cell>
            <table:covered-table-cell/>
            <table:table-cell table:style-name="Table28.D2" office:value-type="string">
              <text:p text:style-name="P66">L</text:p>
            </table:table-cell>
          </table:table-row>
          <table:table-row>
            <table:table-cell table:style-name="Table28.A2" office:value-type="string">
              <text:p text:style-name="P268">multi selection</text:p>
            </table:table-cell>
            <table:table-cell table:style-name="Table28.B2" table:number-columns-spanned="2" office:value-type="string">
              <text:p text:style-name="P130">CTRL SHIFT</text:p>
            </table:table-cell>
            <table:covered-table-cell/>
            <table:table-cell table:style-name="Table28.D2" office:value-type="string">
              <text:p text:style-name="P131">L</text:p>
            </table:table-cell>
          </table:table-row>
          <table:table-row>
            <table:table-cell table:style-name="Table28.A2" office:value-type="string">
              <text:p text:style-name="P228">duplicate</text:p>
            </table:table-cell>
            <table:table-cell table:style-name="Table28.B2" table:number-columns-spanned="2" office:value-type="string">
              <text:p text:style-name="P68">CTRL SHIFT</text:p>
            </table:table-cell>
            <table:covered-table-cell/>
            <table:table-cell table:style-name="Table28.D2" office:value-type="string">
              <text:p text:style-name="P66">D</text:p>
            </table:table-cell>
          </table:table-row>
          <table:table-row>
            <table:table-cell table:style-name="Table28.A2" office:value-type="string">
              <text:p text:style-name="P228">erase</text:p>
            </table:table-cell>
            <table:table-cell table:style-name="Table28.B2" table:number-columns-spanned="2" office:value-type="string">
              <text:p text:style-name="P68">CTRL SHIFT</text:p>
            </table:table-cell>
            <table:covered-table-cell/>
            <table:table-cell table:style-name="Table28.D2" office:value-type="string">
              <text:p text:style-name="P66">K</text:p>
            </table:table-cell>
          </table:table-row>
          <table:table-row>
            <table:table-cell table:style-name="Table28.A2" office:value-type="string">
              <text:p text:style-name="P261">go to line #</text:p>
            </table:table-cell>
            <table:table-cell table:style-name="Table28.B2" table:number-columns-spanned="2" office:value-type="string">
              <text:p text:style-name="P120">CTRL</text:p>
            </table:table-cell>
            <table:covered-table-cell/>
            <table:table-cell table:style-name="Table28.D2" office:value-type="string">
              <text:p text:style-name="P121">G</text:p>
            </table:table-cell>
          </table:table-row>
          <table:table-row>
            <table:table-cell table:style-name="Table28.D2" table:number-columns-spanned="4" office:value-type="string">
              <text:p text:style-name="P180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07">find</text:p>
            </table:table-cell>
            <table:table-cell table:style-name="Table28.B2" table:number-columns-spanned="2" office:value-type="string">
              <text:p text:style-name="P126">CTRL</text:p>
            </table:table-cell>
            <table:covered-table-cell/>
            <table:table-cell table:style-name="Table28.D2" office:value-type="string">
              <text:p text:style-name="P127">F</text:p>
            </table:table-cell>
          </table:table-row>
          <table:table-row>
            <table:table-cell table:style-name="Table28.A2" office:value-type="string">
              <text:p text:style-name="P207">find next</text:p>
            </table:table-cell>
            <table:table-cell table:style-name="Table28.B2" table:number-columns-spanned="2" office:value-type="string">
              <text:p text:style-name="P126"/>
            </table:table-cell>
            <table:covered-table-cell/>
            <table:table-cell table:style-name="Table28.D2" office:value-type="string">
              <text:p text:style-name="P127">ENTER</text:p>
            </table:table-cell>
          </table:table-row>
          <table:table-row>
            <table:table-cell table:style-name="Table28.A2" office:value-type="string">
              <text:p text:style-name="P207">find ALL</text:p>
            </table:table-cell>
            <table:table-cell table:style-name="Table28.B2" table:number-columns-spanned="2" office:value-type="string">
              <text:p text:style-name="P126">ALT</text:p>
            </table:table-cell>
            <table:covered-table-cell/>
            <table:table-cell table:style-name="Table28.D2" office:value-type="string">
              <text:p text:style-name="P127">ENTER</text:p>
            </table:table-cell>
          </table:table-row>
          <table:table-row>
            <table:table-cell table:style-name="Table28.A2" office:value-type="string">
              <text:p text:style-name="P207">toggle REGEX</text:p>
            </table:table-cell>
            <table:table-cell table:style-name="Table28.B2" table:number-columns-spanned="2" office:value-type="string">
              <text:p text:style-name="P126">ALT</text:p>
            </table:table-cell>
            <table:covered-table-cell/>
            <table:table-cell table:style-name="Table28.D2" office:value-type="string">
              <text:p text:style-name="P127">R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8">enter</text:p>
            </table:table-cell>
            <table:table-cell table:style-name="Table28.B2" table:number-columns-spanned="2" office:value-type="string">
              <text:p text:style-name="P67">escape</text:p>
            </table:table-cell>
            <table:covered-table-cell/>
            <table:table-cell table:style-name="Table28.D2" office:value-type="string">
              <text:p text:style-name="P67"/>
            </table:table-cell>
          </table:table-row>
          <table:table-row>
            <table:table-cell table:style-name="Table28.A2" office:value-type="string">
              <text:p text:style-name="P228">exit</text:p>
            </table:table-cell>
            <table:table-cell table:style-name="Table28.B2" table:number-columns-spanned="2" office:value-type="string">
              <text:p text:style-name="P67">i</text:p>
            </table:table-cell>
            <table:covered-table-cell/>
            <table:table-cell table:style-name="Table28.D2" office:value-type="string">
              <text:p text:style-name="P67"/>
            </table:table-cell>
          </table:table-row>
          <table:table-row>
            <table:table-cell table:style-name="Table28.A2" office:value-type="string">
              <text:p text:style-name="P179">Indent</text:p>
            </table:table-cell>
            <table:table-cell table:style-name="Table28.B2" table:number-columns-spanned="2" office:value-type="string">
              <text:p text:style-name="P67">CTRL</text:p>
            </table:table-cell>
            <table:covered-table-cell/>
            <table:table-cell table:style-name="Table28.D2" office:value-type="string">
              <text:p text:style-name="P66">[ or ]</text:p>
            </table:table-cell>
          </table:table-row>
          <table:table-row>
            <table:table-cell table:style-name="Table28.A2" office:value-type="string">
              <text:p text:style-name="P228">paste &amp; indent</text:p>
            </table:table-cell>
            <table:table-cell table:style-name="Table28.B2" table:number-columns-spanned="2" office:value-type="string">
              <text:p text:style-name="P67">CTRL SHIFT</text:p>
            </table:table-cell>
            <table:covered-table-cell/>
            <table:table-cell table:style-name="Table28.D2" office:value-type="string">
              <text:p text:style-name="P66">V</text:p>
            </table:table-cell>
          </table:table-row>
          <table:table-row>
            <table:table-cell table:style-name="Table28.A2" office:value-type="string">
              <text:p text:style-name="P179">Fold/<text:span text:style-name="T172">Unfold</text:span></text:p>
            </table:table-cell>
            <table:table-cell table:style-name="Table28.B2" table:number-columns-spanned="2" office:value-type="string">
              <text:p text:style-name="P69">CTRL SHIFT </text:p>
            </table:table-cell>
            <table:covered-table-cell/>
            <table:table-cell table:style-name="Table28.D2" office:value-type="string">
              <text:p text:style-name="P70">[ or ]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20029_205490006"/><text:span text:style-name="T231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6">select and<text:span text:style-name="T230"> align</text:span></text:p>
            </table:table-cell>
            <table:table-cell table:style-name="Table28.B2" table:number-columns-spanned="2" office:value-type="string">
              <text:p text:style-name="P68">CTRL + ALT</text:p>
            </table:table-cell>
            <table:covered-table-cell/>
            <table:table-cell table:style-name="Table28.D2" office:value-type="string">
              <text:p text:style-name="P66">A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7">fix table</text:p>
            </table:table-cell>
            <table:table-cell table:style-name="Table28.B2" table:number-columns-spanned="2" office:value-type="string">
              <text:p text:style-name="P71">ALT</text:p>
            </table:table-cell>
            <table:covered-table-cell/>
            <table:table-cell table:style-name="Table28.D2" office:value-type="string">
              <text:p text:style-name="P72">;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9">preview file</text:p>
            </table:table-cell>
            <table:table-cell table:style-name="Table28.B2" table:number-columns-spanned="2" office:value-type="string">
              <text:p text:style-name="P91">ALT</text:p>
            </table:table-cell>
            <table:covered-table-cell/>
            <table:table-cell table:style-name="Table28.D2" office:value-type="string">
              <text:p text:style-name="P92">M</text:p>
            </table:table-cell>
          </table:table-row>
        </table:table>
        <text:h text:style-name="P295" text:outline-level="4"><text:bookmark-start text:name="__RefHeading___Toc11640_2453026979"/>packgs installed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46">Sublime Git</text:p>
            </table:table-cell>
            <table:table-cell table:style-name="Table39.B1" office:value-type="string">
              <text:p text:style-name="P246">Cucumber</text:p>
            </table:table-cell>
          </table:table-row>
          <table:table-row>
            <table:table-cell table:style-name="Table39.A2" office:value-type="string">
              <text:p text:style-name="P246">Markdown Preview</text:p>
            </table:table-cell>
            <table:table-cell table:style-name="Table39.B2" office:value-type="string">
              <text:p text:style-name="P246">Alignment</text:p>
            </table:table-cell>
          </table:table-row>
          <table:table-row>
            <table:table-cell table:style-name="Table39.A2" office:value-type="string">
              <text:p text:style-name="P246">Monokai Extended</text:p>
            </table:table-cell>
            <table:table-cell table:style-name="Table39.B2" office:value-type="string">
              <text:p text:style-name="P246">Sass</text:p>
            </table:table-cell>
          </table:table-row>
        </table:table>
        <text:p text:style-name="P157"/>
        <text:h text:style-name="P329" text:outline-level="2"/>
        <text:h text:style-name="P331" text:outline-level="2"><text:bookmark-start text:name="__RefHeading___Toc3026_174597556"/>Li<text:span text:style-name="T186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77">/</text:p>
            </table:table-cell>
            <table:covered-table-cell/>
            <table:table-cell table:style-name="Table33.C1" table:number-columns-spanned="7" office:value-type="string">
              <text:p text:style-name="P231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7">/boot</text:p>
            </table:table-cell>
            <table:covered-table-cell/>
            <table:table-cell table:style-name="Table33.C2" table:number-columns-spanned="7" office:value-type="string">
              <text:p text:style-name="P231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77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85"><text:span text:style-name="Teletype"/></text:p>
            </table:table-cell>
            <table:table-cell table:style-name="Table33.C1" table:number-columns-spanned="3" office:value-type="string">
              <text:p text:style-name="P85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187">the<text:span text:style-name="T192"> </text:span>essential<text:span text:style-name="T193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6"><text:s/>for each user. <text:span text:style-name="T187">H</text:span>ere <text:span text:style-name="T187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86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88">contains a table<text:span text:style-name="T194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4">lists the network<text:span text:style-name="T194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88">contains the <text:s/>scripts<text:span text:style-name="T187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6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79">/var</text:p>
            </table:table-cell>
            <table:covered-table-cell/>
            <table:table-cell table:style-name="Table33.C2" table:number-columns-spanned="7" office:value-type="string">
              <text:p text:style-name="P209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80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275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80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192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192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5">/lib</text:p>
            </table:table-cell>
            <table:covered-table-cell/>
            <table:table-cell table:style-name="Table33.C2" table:number-columns-spanned="7" office:value-type="string">
              <text:p text:style-name="P271"><text:span text:style-name="T189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4">/home</text:p>
            </table:table-cell>
            <table:covered-table-cell/>
            <table:table-cell table:style-name="Table33.C2" table:number-columns-spanned="7" office:value-type="string">
              <text:p text:style-name="P236"><text:span text:style-name="T189">here</text:span> users keep their personal work</text:p>
              <text:p text:style-name="P271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6">/tmp</text:p>
            </table:table-cell>
            <table:covered-table-cell/>
            <table:table-cell table:style-name="Table33.C2" table:number-columns-spanned="7" office:value-type="string">
              <text:p text:style-name="P236"><text:span text:style-name="T190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195"><text:span text:style-name="Teletype"><text:span text:style-name="T24">/usr</text:span></text:span><text:span text:style-name="Teletype"><text:span text:style-name="T21"> </text:span></text:span><text:span text:style-name="Teletype"><text:span text:style-name="T79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7">/bin</text:span></text:span></text:p>
              <text:p text:style-name="Preformatted_20_Text"><text:span text:style-name="Teletype"><text:span text:style-name="T47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87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195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78">/usr/sbin</text:p>
            </table:table-cell>
            <table:covered-table-cell/>
            <table:table-cell table:style-name="Table33.C2" table:number-columns-spanned="7" office:value-type="string">
              <text:p text:style-name="P232">contain programs for system administrat<text:span text:style-name="T195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53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6">Support files<text:span text:style-name="T196"> for the</text:span></text:p>
              <text:p text:style-name="P185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89">Dictionaries<text:span text:style-name="T196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88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88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0"><text:span text:style-name="T140">Various</text:span><text:span text:style-name="T142"> documentat</text:span><text:span text:style-name="T143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90">The man<text:span text:style-name="T188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89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191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90">/usr/local</text:p>
            </table:table-cell>
            <table:covered-table-cell/>
            <table:table-cell table:style-name="Table33.E4" table:number-columns-spanned="6" office:value-type="string">
              <text:p text:style-name="P191">used for the<text:span text:style-name="T197"> <text:s/></text:span><text:span text:style-name="T144">install</text:span><text:span text:style-name="T145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<text:span text:style-name="T140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0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81">/root</text:p>
            </table:table-cell>
            <table:covered-table-cell/>
            <table:table-cell table:style-name="Table33.C2" table:number-columns-spanned="7" office:value-type="string">
              <text:p text:style-name="P236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dev</text:p>
            </table:table-cell>
            <table:covered-table-cell/>
            <table:table-cell table:style-name="Table33.C2" table:number-columns-spanned="7" office:value-type="string">
              <text:p text:style-name="P233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34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35">is the <text:span text:style-name="T198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proc</text:p>
            </table:table-cell>
            <table:covered-table-cell/>
            <table:table-cell table:style-name="Table33.C35" table:number-columns-spanned="7" office:value-type="string">
              <text:p text:style-name="P237">is also special<text:span text:style-name="T191">, i</text:span>t is entirely virtual</text:p>
              <text:p text:style-name="P237">contains little peep holes into the kernel itself. There are a group of numbered entries in this directory that correspond to all the processes running on the system. In addition, there are a number of named entries that permit access <text:span text:style-name="T140">to the current </text:span><text:span text:style-name="T141">system </text:span><text:span text:style-name="T140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38">cpu info</text:p>
            </table:table-cell>
          </table:table-row>
          <table:table-row>
            <table:table-cell table:style-name="Table33.A2" table:number-columns-spanned="2" office:value-type="string">
              <text:p text:style-name="P84">/media</text:p>
              <text:p text:style-name="P83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1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9.8 <text:s/><text:tab/></text:span><text:span text:style-name="MT2"><text:page-number text:select-page="current">11</text:page-number></text:span><text:span text:style-name="MT2">/</text:span><text:span text:style-name="MT2"><text:page-count>11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7-08T18:09:56.791069468</dc:date>
    <meta:editing-duration>P4DT23H34M7S</meta:editing-duration>
    <meta:editing-cycles>428</meta:editing-cycles>
    <meta:generator>LibreOffice/5.3.3.2$Linux_X86_64 LibreOffice_project/30m0$Build-2</meta:generator>
    <meta:document-statistic meta:table-count="58" meta:image-count="2" meta:object-count="0" meta:page-count="11" meta:paragraph-count="716" meta:word-count="2846" meta:character-count="16260" meta:non-whitespace-character-count="13934"/>
  </office:meta>
</office:document-meta>
</file>